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ddddd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opacity="100%" draw:opacity-name="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8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79cm" svg:height="0.832cm" svg:x="18.843cm" svg:y="26.068cm">
          <text:p text:style-name="P1">HW SPI</text:p>
        </draw:rect>
        <draw:g>
          <draw:ellipse draw:style-name="gr2" draw:text-style-name="P2" draw:layer="layout" svg:width="2.496cm" svg:height="2.588cm" svg:x="19.675cm" svg:y="22.464cm">
            <text:p text:style-name="P1"><text:span text:style-name="T1">SPI</text:span></text:p>
            <text:p text:style-name="P1"><text:span text:style-name="T1">Handler</text:span></text:p>
          </draw:ellipse>
          <draw:custom-shape draw:style-name="gr3" draw:text-style-name="P1" draw:layer="layout" svg:width="0.523cm" svg:height="0.523cm" draw:transform="skewX (0.00191986217719339) rotate (2.3561944901919) translate (20.692cm 22.83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g>
            <draw:rect draw:style-name="gr4" draw:text-style-name="P1" draw:layer="layout" svg:width="0.277cm" svg:height="2.218cm" svg:x="25.313cm" svg:y="19.876cm">
              <text:p/>
            </draw:rect>
            <draw:line draw:style-name="gr5" draw:text-style-name="P1" draw:layer="layout" svg:x1="25.313cm" svg:y1="20.061cm" svg:x2="25.59cm" svg:y2="20.061cm">
              <text:p/>
            </draw:line>
            <draw:line draw:style-name="gr5" draw:text-style-name="P1" draw:layer="layout" svg:x1="25.313cm" svg:y1="21.909cm" svg:x2="25.59cm" svg:y2="21.909cm">
              <text:p/>
            </draw:line>
            <draw:line draw:style-name="gr5" draw:text-style-name="P1" draw:layer="layout" svg:x1="25.313cm" svg:y1="21.724cm" svg:x2="25.59cm" svg:y2="21.724cm">
              <text:p/>
            </draw:line>
            <draw:line draw:style-name="gr5" draw:text-style-name="P1" draw:layer="layout" svg:x1="25.313cm" svg:y1="21.539cm" svg:x2="25.59cm" svg:y2="21.539cm">
              <text:p/>
            </draw:line>
            <draw:line draw:style-name="gr5" draw:text-style-name="P1" draw:layer="layout" svg:x1="25.313cm" svg:y1="21.355cm" svg:x2="25.59cm" svg:y2="21.355cm">
              <text:p/>
            </draw:line>
            <draw:line draw:style-name="gr5" draw:text-style-name="P1" draw:layer="layout" svg:x1="25.313cm" svg:y1="21.17cm" svg:x2="25.59cm" svg:y2="21.17cm">
              <text:p/>
            </draw:line>
            <draw:line draw:style-name="gr5" draw:text-style-name="P1" draw:layer="layout" svg:x1="25.313cm" svg:y1="20.985cm" svg:x2="25.59cm" svg:y2="20.985cm">
              <text:p/>
            </draw:line>
            <draw:line draw:style-name="gr5" draw:text-style-name="P1" draw:layer="layout" svg:x1="25.313cm" svg:y1="20.8cm" svg:x2="25.59cm" svg:y2="20.8cm">
              <text:p/>
            </draw:line>
            <draw:line draw:style-name="gr5" draw:text-style-name="P1" draw:layer="layout" svg:x1="25.313cm" svg:y1="20.615cm" svg:x2="25.59cm" svg:y2="20.615cm">
              <text:p/>
            </draw:line>
            <draw:line draw:style-name="gr5" draw:text-style-name="P1" draw:layer="layout" svg:x1="25.313cm" svg:y1="20.43cm" svg:x2="25.59cm" svg:y2="20.43cm">
              <text:p/>
            </draw:line>
            <draw:line draw:style-name="gr5" draw:text-style-name="P1" draw:layer="layout" svg:x1="25.313cm" svg:y1="20.245cm" svg:x2="25.59cm" svg:y2="20.245cm">
              <text:p/>
            </draw:line>
          </draw:g>
          <draw:g>
            <draw:rect draw:style-name="gr4" draw:text-style-name="P1" draw:layer="layout" svg:width="0.277cm" svg:height="2.218cm" svg:x="24.204cm" svg:y="19.876cm">
              <text:p/>
            </draw:rect>
            <draw:line draw:style-name="gr5" draw:text-style-name="P1" draw:layer="layout" svg:x1="24.204cm" svg:y1="20.061cm" svg:x2="24.481cm" svg:y2="20.061cm">
              <text:p/>
            </draw:line>
            <draw:line draw:style-name="gr5" draw:text-style-name="P1" draw:layer="layout" svg:x1="24.204cm" svg:y1="21.909cm" svg:x2="24.481cm" svg:y2="21.909cm">
              <text:p/>
            </draw:line>
            <draw:line draw:style-name="gr5" draw:text-style-name="P1" draw:layer="layout" svg:x1="24.204cm" svg:y1="21.724cm" svg:x2="24.481cm" svg:y2="21.724cm">
              <text:p/>
            </draw:line>
            <draw:line draw:style-name="gr5" draw:text-style-name="P1" draw:layer="layout" svg:x1="24.204cm" svg:y1="21.539cm" svg:x2="24.481cm" svg:y2="21.539cm">
              <text:p/>
            </draw:line>
            <draw:line draw:style-name="gr5" draw:text-style-name="P1" draw:layer="layout" svg:x1="24.204cm" svg:y1="21.355cm" svg:x2="24.481cm" svg:y2="21.355cm">
              <text:p/>
            </draw:line>
            <draw:line draw:style-name="gr5" draw:text-style-name="P1" draw:layer="layout" svg:x1="24.204cm" svg:y1="21.17cm" svg:x2="24.481cm" svg:y2="21.17cm">
              <text:p/>
            </draw:line>
            <draw:line draw:style-name="gr5" draw:text-style-name="P1" draw:layer="layout" svg:x1="24.204cm" svg:y1="20.985cm" svg:x2="24.481cm" svg:y2="20.985cm">
              <text:p/>
            </draw:line>
            <draw:line draw:style-name="gr5" draw:text-style-name="P1" draw:layer="layout" svg:x1="24.204cm" svg:y1="20.8cm" svg:x2="24.481cm" svg:y2="20.8cm">
              <text:p/>
            </draw:line>
            <draw:line draw:style-name="gr5" draw:text-style-name="P1" draw:layer="layout" svg:x1="24.204cm" svg:y1="20.615cm" svg:x2="24.481cm" svg:y2="20.615cm">
              <text:p/>
            </draw:line>
            <draw:line draw:style-name="gr5" draw:text-style-name="P1" draw:layer="layout" svg:x1="24.204cm" svg:y1="20.43cm" svg:x2="24.481cm" svg:y2="20.43cm">
              <text:p/>
            </draw:line>
            <draw:line draw:style-name="gr5" draw:text-style-name="P1" draw:layer="layout" svg:x1="24.204cm" svg:y1="20.245cm" svg:x2="24.481cm" svg:y2="20.245cm">
              <text:p/>
            </draw:line>
          </draw:g>
          <draw:g>
            <draw:rect draw:style-name="gr4" draw:text-style-name="P1" draw:layer="layout" svg:width="0.277cm" svg:height="2.218cm" svg:x="24.574cm" svg:y="19.876cm">
              <text:p/>
            </draw:rect>
            <draw:line draw:style-name="gr5" draw:text-style-name="P1" draw:layer="layout" svg:x1="24.574cm" svg:y1="20.061cm" svg:x2="24.851cm" svg:y2="20.061cm">
              <text:p/>
            </draw:line>
            <draw:line draw:style-name="gr5" draw:text-style-name="P1" draw:layer="layout" svg:x1="24.574cm" svg:y1="21.909cm" svg:x2="24.851cm" svg:y2="21.909cm">
              <text:p/>
            </draw:line>
            <draw:line draw:style-name="gr5" draw:text-style-name="P1" draw:layer="layout" svg:x1="24.574cm" svg:y1="21.724cm" svg:x2="24.851cm" svg:y2="21.724cm">
              <text:p/>
            </draw:line>
            <draw:line draw:style-name="gr5" draw:text-style-name="P1" draw:layer="layout" svg:x1="24.574cm" svg:y1="21.539cm" svg:x2="24.851cm" svg:y2="21.539cm">
              <text:p/>
            </draw:line>
            <draw:line draw:style-name="gr5" draw:text-style-name="P1" draw:layer="layout" svg:x1="24.574cm" svg:y1="21.355cm" svg:x2="24.851cm" svg:y2="21.355cm">
              <text:p/>
            </draw:line>
            <draw:line draw:style-name="gr5" draw:text-style-name="P1" draw:layer="layout" svg:x1="24.574cm" svg:y1="21.17cm" svg:x2="24.851cm" svg:y2="21.17cm">
              <text:p/>
            </draw:line>
            <draw:line draw:style-name="gr5" draw:text-style-name="P1" draw:layer="layout" svg:x1="24.574cm" svg:y1="20.985cm" svg:x2="24.851cm" svg:y2="20.985cm">
              <text:p/>
            </draw:line>
            <draw:line draw:style-name="gr5" draw:text-style-name="P1" draw:layer="layout" svg:x1="24.574cm" svg:y1="20.8cm" svg:x2="24.851cm" svg:y2="20.8cm">
              <text:p/>
            </draw:line>
            <draw:line draw:style-name="gr5" draw:text-style-name="P1" draw:layer="layout" svg:x1="24.574cm" svg:y1="20.615cm" svg:x2="24.851cm" svg:y2="20.615cm">
              <text:p/>
            </draw:line>
            <draw:line draw:style-name="gr5" draw:text-style-name="P1" draw:layer="layout" svg:x1="24.574cm" svg:y1="20.43cm" svg:x2="24.851cm" svg:y2="20.43cm">
              <text:p/>
            </draw:line>
            <draw:line draw:style-name="gr5" draw:text-style-name="P1" draw:layer="layout" svg:x1="24.574cm" svg:y1="20.245cm" svg:x2="24.851cm" svg:y2="20.245cm">
              <text:p/>
            </draw:line>
          </draw:g>
          <draw:g>
            <draw:rect draw:style-name="gr4" draw:text-style-name="P1" draw:layer="layout" svg:width="0.278cm" svg:height="2.218cm" svg:x="24.943cm" svg:y="19.876cm">
              <text:p/>
            </draw:rect>
            <draw:line draw:style-name="gr5" draw:text-style-name="P1" draw:layer="layout" svg:x1="24.943cm" svg:y1="20.061cm" svg:x2="25.22cm" svg:y2="20.061cm">
              <text:p/>
            </draw:line>
            <draw:line draw:style-name="gr5" draw:text-style-name="P1" draw:layer="layout" svg:x1="24.943cm" svg:y1="21.909cm" svg:x2="25.22cm" svg:y2="21.909cm">
              <text:p/>
            </draw:line>
            <draw:line draw:style-name="gr5" draw:text-style-name="P1" draw:layer="layout" svg:x1="24.943cm" svg:y1="21.724cm" svg:x2="25.22cm" svg:y2="21.724cm">
              <text:p/>
            </draw:line>
            <draw:line draw:style-name="gr5" draw:text-style-name="P1" draw:layer="layout" svg:x1="24.943cm" svg:y1="21.539cm" svg:x2="25.22cm" svg:y2="21.539cm">
              <text:p/>
            </draw:line>
            <draw:line draw:style-name="gr5" draw:text-style-name="P1" draw:layer="layout" svg:x1="24.943cm" svg:y1="21.355cm" svg:x2="25.22cm" svg:y2="21.355cm">
              <text:p/>
            </draw:line>
            <draw:line draw:style-name="gr5" draw:text-style-name="P1" draw:layer="layout" svg:x1="24.943cm" svg:y1="21.17cm" svg:x2="25.22cm" svg:y2="21.17cm">
              <text:p/>
            </draw:line>
            <draw:line draw:style-name="gr5" draw:text-style-name="P1" draw:layer="layout" svg:x1="24.943cm" svg:y1="20.985cm" svg:x2="25.22cm" svg:y2="20.985cm">
              <text:p/>
            </draw:line>
            <draw:line draw:style-name="gr5" draw:text-style-name="P1" draw:layer="layout" svg:x1="24.943cm" svg:y1="20.8cm" svg:x2="25.22cm" svg:y2="20.8cm">
              <text:p/>
            </draw:line>
            <draw:line draw:style-name="gr5" draw:text-style-name="P1" draw:layer="layout" svg:x1="24.943cm" svg:y1="20.615cm" svg:x2="25.22cm" svg:y2="20.615cm">
              <text:p/>
            </draw:line>
            <draw:line draw:style-name="gr5" draw:text-style-name="P1" draw:layer="layout" svg:x1="24.943cm" svg:y1="20.43cm" svg:x2="25.22cm" svg:y2="20.43cm">
              <text:p/>
            </draw:line>
            <draw:line draw:style-name="gr5" draw:text-style-name="P1" draw:layer="layout" svg:x1="24.943cm" svg:y1="20.245cm" svg:x2="25.22cm" svg:y2="20.245cm">
              <text:p/>
            </draw:line>
          </draw:g>
        </draw:g>
        <draw:g>
          <draw:g>
            <draw:rect draw:style-name="gr4" draw:text-style-name="P1" draw:layer="layout" svg:width="0.277cm" svg:height="2.219cm" svg:x="16.903cm" svg:y="19.782cm">
              <text:p/>
            </draw:rect>
            <draw:line draw:style-name="gr5" draw:text-style-name="P1" draw:layer="layout" svg:x1="16.903cm" svg:y1="19.967cm" svg:x2="17.18cm" svg:y2="19.967cm">
              <text:p/>
            </draw:line>
            <draw:line draw:style-name="gr5" draw:text-style-name="P1" draw:layer="layout" svg:x1="16.903cm" svg:y1="21.816cm" svg:x2="17.18cm" svg:y2="21.816cm">
              <text:p/>
            </draw:line>
            <draw:line draw:style-name="gr5" draw:text-style-name="P1" draw:layer="layout" svg:x1="16.903cm" svg:y1="21.631cm" svg:x2="17.18cm" svg:y2="21.631cm">
              <text:p/>
            </draw:line>
            <draw:line draw:style-name="gr5" draw:text-style-name="P1" draw:layer="layout" svg:x1="16.903cm" svg:y1="21.446cm" svg:x2="17.18cm" svg:y2="21.446cm">
              <text:p/>
            </draw:line>
            <draw:line draw:style-name="gr5" draw:text-style-name="P1" draw:layer="layout" svg:x1="16.903cm" svg:y1="21.261cm" svg:x2="17.18cm" svg:y2="21.261cm">
              <text:p/>
            </draw:line>
            <draw:line draw:style-name="gr5" draw:text-style-name="P1" draw:layer="layout" svg:x1="16.903cm" svg:y1="21.076cm" svg:x2="17.18cm" svg:y2="21.076cm">
              <text:p/>
            </draw:line>
            <draw:line draw:style-name="gr5" draw:text-style-name="P1" draw:layer="layout" svg:x1="16.903cm" svg:y1="20.892cm" svg:x2="17.18cm" svg:y2="20.892cm">
              <text:p/>
            </draw:line>
            <draw:line draw:style-name="gr5" draw:text-style-name="P1" draw:layer="layout" svg:x1="16.903cm" svg:y1="20.707cm" svg:x2="17.18cm" svg:y2="20.707cm">
              <text:p/>
            </draw:line>
            <draw:line draw:style-name="gr5" draw:text-style-name="P1" draw:layer="layout" svg:x1="16.903cm" svg:y1="20.522cm" svg:x2="17.18cm" svg:y2="20.522cm">
              <text:p/>
            </draw:line>
            <draw:line draw:style-name="gr5" draw:text-style-name="P1" draw:layer="layout" svg:x1="16.903cm" svg:y1="20.337cm" svg:x2="17.18cm" svg:y2="20.337cm">
              <text:p/>
            </draw:line>
            <draw:line draw:style-name="gr5" draw:text-style-name="P1" draw:layer="layout" svg:x1="16.903cm" svg:y1="20.152cm" svg:x2="17.18cm" svg:y2="20.152cm">
              <text:p/>
            </draw:line>
          </draw:g>
          <draw:g>
            <draw:rect draw:style-name="gr4" draw:text-style-name="P1" draw:layer="layout" svg:width="0.278cm" svg:height="2.219cm" svg:x="15.793cm" svg:y="19.782cm">
              <text:p/>
            </draw:rect>
            <draw:line draw:style-name="gr5" draw:text-style-name="P1" draw:layer="layout" svg:x1="15.793cm" svg:y1="19.967cm" svg:x2="16.07cm" svg:y2="19.967cm">
              <text:p/>
            </draw:line>
            <draw:line draw:style-name="gr5" draw:text-style-name="P1" draw:layer="layout" svg:x1="15.793cm" svg:y1="21.816cm" svg:x2="16.07cm" svg:y2="21.816cm">
              <text:p/>
            </draw:line>
            <draw:line draw:style-name="gr5" draw:text-style-name="P1" draw:layer="layout" svg:x1="15.793cm" svg:y1="21.631cm" svg:x2="16.07cm" svg:y2="21.631cm">
              <text:p/>
            </draw:line>
            <draw:line draw:style-name="gr5" draw:text-style-name="P1" draw:layer="layout" svg:x1="15.793cm" svg:y1="21.446cm" svg:x2="16.07cm" svg:y2="21.446cm">
              <text:p/>
            </draw:line>
            <draw:line draw:style-name="gr5" draw:text-style-name="P1" draw:layer="layout" svg:x1="15.793cm" svg:y1="21.261cm" svg:x2="16.07cm" svg:y2="21.261cm">
              <text:p/>
            </draw:line>
            <draw:line draw:style-name="gr5" draw:text-style-name="P1" draw:layer="layout" svg:x1="15.793cm" svg:y1="21.076cm" svg:x2="16.07cm" svg:y2="21.076cm">
              <text:p/>
            </draw:line>
            <draw:line draw:style-name="gr5" draw:text-style-name="P1" draw:layer="layout" svg:x1="15.793cm" svg:y1="20.892cm" svg:x2="16.07cm" svg:y2="20.892cm">
              <text:p/>
            </draw:line>
            <draw:line draw:style-name="gr5" draw:text-style-name="P1" draw:layer="layout" svg:x1="15.793cm" svg:y1="20.707cm" svg:x2="16.07cm" svg:y2="20.707cm">
              <text:p/>
            </draw:line>
            <draw:line draw:style-name="gr5" draw:text-style-name="P1" draw:layer="layout" svg:x1="15.793cm" svg:y1="20.522cm" svg:x2="16.07cm" svg:y2="20.522cm">
              <text:p/>
            </draw:line>
            <draw:line draw:style-name="gr5" draw:text-style-name="P1" draw:layer="layout" svg:x1="15.793cm" svg:y1="20.337cm" svg:x2="16.07cm" svg:y2="20.337cm">
              <text:p/>
            </draw:line>
            <draw:line draw:style-name="gr5" draw:text-style-name="P1" draw:layer="layout" svg:x1="15.793cm" svg:y1="20.152cm" svg:x2="16.07cm" svg:y2="20.152cm">
              <text:p/>
            </draw:line>
          </draw:g>
          <draw:g>
            <draw:rect draw:style-name="gr4" draw:text-style-name="P1" draw:layer="layout" svg:width="0.277cm" svg:height="2.219cm" svg:x="16.163cm" svg:y="19.782cm">
              <text:p/>
            </draw:rect>
            <draw:line draw:style-name="gr5" draw:text-style-name="P1" draw:layer="layout" svg:x1="16.163cm" svg:y1="19.967cm" svg:x2="16.44cm" svg:y2="19.967cm">
              <text:p/>
            </draw:line>
            <draw:line draw:style-name="gr5" draw:text-style-name="P1" draw:layer="layout" svg:x1="16.163cm" svg:y1="21.816cm" svg:x2="16.44cm" svg:y2="21.816cm">
              <text:p/>
            </draw:line>
            <draw:line draw:style-name="gr5" draw:text-style-name="P1" draw:layer="layout" svg:x1="16.163cm" svg:y1="21.631cm" svg:x2="16.44cm" svg:y2="21.631cm">
              <text:p/>
            </draw:line>
            <draw:line draw:style-name="gr5" draw:text-style-name="P1" draw:layer="layout" svg:x1="16.163cm" svg:y1="21.446cm" svg:x2="16.44cm" svg:y2="21.446cm">
              <text:p/>
            </draw:line>
            <draw:line draw:style-name="gr5" draw:text-style-name="P1" draw:layer="layout" svg:x1="16.163cm" svg:y1="21.261cm" svg:x2="16.44cm" svg:y2="21.261cm">
              <text:p/>
            </draw:line>
            <draw:line draw:style-name="gr5" draw:text-style-name="P1" draw:layer="layout" svg:x1="16.163cm" svg:y1="21.076cm" svg:x2="16.44cm" svg:y2="21.076cm">
              <text:p/>
            </draw:line>
            <draw:line draw:style-name="gr5" draw:text-style-name="P1" draw:layer="layout" svg:x1="16.163cm" svg:y1="20.892cm" svg:x2="16.44cm" svg:y2="20.892cm">
              <text:p/>
            </draw:line>
            <draw:line draw:style-name="gr5" draw:text-style-name="P1" draw:layer="layout" svg:x1="16.163cm" svg:y1="20.707cm" svg:x2="16.44cm" svg:y2="20.707cm">
              <text:p/>
            </draw:line>
            <draw:line draw:style-name="gr5" draw:text-style-name="P1" draw:layer="layout" svg:x1="16.163cm" svg:y1="20.522cm" svg:x2="16.44cm" svg:y2="20.522cm">
              <text:p/>
            </draw:line>
            <draw:line draw:style-name="gr5" draw:text-style-name="P1" draw:layer="layout" svg:x1="16.163cm" svg:y1="20.337cm" svg:x2="16.44cm" svg:y2="20.337cm">
              <text:p/>
            </draw:line>
            <draw:line draw:style-name="gr5" draw:text-style-name="P1" draw:layer="layout" svg:x1="16.163cm" svg:y1="20.152cm" svg:x2="16.44cm" svg:y2="20.152cm">
              <text:p/>
            </draw:line>
          </draw:g>
          <draw:g>
            <draw:rect draw:style-name="gr4" draw:text-style-name="P1" draw:layer="layout" svg:width="0.277cm" svg:height="2.219cm" svg:x="16.533cm" svg:y="19.782cm">
              <text:p/>
            </draw:rect>
            <draw:line draw:style-name="gr5" draw:text-style-name="P1" draw:layer="layout" svg:x1="16.533cm" svg:y1="19.967cm" svg:x2="16.81cm" svg:y2="19.967cm">
              <text:p/>
            </draw:line>
            <draw:line draw:style-name="gr5" draw:text-style-name="P1" draw:layer="layout" svg:x1="16.533cm" svg:y1="21.816cm" svg:x2="16.81cm" svg:y2="21.816cm">
              <text:p/>
            </draw:line>
            <draw:line draw:style-name="gr5" draw:text-style-name="P1" draw:layer="layout" svg:x1="16.533cm" svg:y1="21.631cm" svg:x2="16.81cm" svg:y2="21.631cm">
              <text:p/>
            </draw:line>
            <draw:line draw:style-name="gr5" draw:text-style-name="P1" draw:layer="layout" svg:x1="16.533cm" svg:y1="21.446cm" svg:x2="16.81cm" svg:y2="21.446cm">
              <text:p/>
            </draw:line>
            <draw:line draw:style-name="gr5" draw:text-style-name="P1" draw:layer="layout" svg:x1="16.533cm" svg:y1="21.261cm" svg:x2="16.81cm" svg:y2="21.261cm">
              <text:p/>
            </draw:line>
            <draw:line draw:style-name="gr5" draw:text-style-name="P1" draw:layer="layout" svg:x1="16.533cm" svg:y1="21.076cm" svg:x2="16.81cm" svg:y2="21.076cm">
              <text:p/>
            </draw:line>
            <draw:line draw:style-name="gr5" draw:text-style-name="P1" draw:layer="layout" svg:x1="16.533cm" svg:y1="20.892cm" svg:x2="16.81cm" svg:y2="20.892cm">
              <text:p/>
            </draw:line>
            <draw:line draw:style-name="gr5" draw:text-style-name="P1" draw:layer="layout" svg:x1="16.533cm" svg:y1="20.707cm" svg:x2="16.81cm" svg:y2="20.707cm">
              <text:p/>
            </draw:line>
            <draw:line draw:style-name="gr5" draw:text-style-name="P1" draw:layer="layout" svg:x1="16.533cm" svg:y1="20.522cm" svg:x2="16.81cm" svg:y2="20.522cm">
              <text:p/>
            </draw:line>
            <draw:line draw:style-name="gr5" draw:text-style-name="P1" draw:layer="layout" svg:x1="16.533cm" svg:y1="20.337cm" svg:x2="16.81cm" svg:y2="20.337cm">
              <text:p/>
            </draw:line>
            <draw:line draw:style-name="gr5" draw:text-style-name="P1" draw:layer="layout" svg:x1="16.533cm" svg:y1="20.152cm" svg:x2="16.81cm" svg:y2="20.152cm">
              <text:p/>
            </draw:line>
          </draw:g>
        </draw:g>
        <draw:g>
          <draw:ellipse draw:style-name="gr2" draw:text-style-name="P2" draw:layer="layout" svg:width="2.495cm" svg:height="2.587cm" svg:x="19.583cm" svg:y="9.801cm">
            <text:p text:style-name="P1"><text:span text:style-name="T1">Network</text:span></text:p>
            <text:p text:style-name="P1"><text:span text:style-name="T1">Handler</text:span></text:p>
          </draw:ellipse>
          <draw:custom-shape draw:style-name="gr3" draw:text-style-name="P1" draw:layer="layout" svg:width="0.523cm" svg:height="0.522cm" draw:transform="skewX (0.00191986217719339) rotate (2.3561944901919) translate (20.6cm 10.1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ellipse draw:style-name="gr2" draw:text-style-name="P2" draw:layer="layout" svg:width="2.495cm" svg:height="2.588cm" svg:x="19.583cm" svg:y="16.085cm">
            <text:p text:style-name="P1"><text:span text:style-name="T1">Package</text:span></text:p>
            <text:p text:style-name="P1"><text:span text:style-name="T1">Handler</text:span></text:p>
          </draw:ellipse>
          <draw:custom-shape draw:style-name="gr3" draw:text-style-name="P1" draw:layer="layout" svg:width="0.523cm" svg:height="0.523cm" draw:transform="skewX (-0.0019198621771935) rotate (2.3561944901919) translate (20.6cm 16.45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g>
            <draw:rect draw:style-name="gr4" draw:text-style-name="P1" draw:layer="layout" svg:width="0.277cm" svg:height="2.219cm" svg:x="23.927cm" svg:y="13.498cm">
              <text:p/>
            </draw:rect>
            <draw:line draw:style-name="gr5" draw:text-style-name="P1" draw:layer="layout" svg:x1="23.927cm" svg:y1="13.683cm" svg:x2="24.204cm" svg:y2="13.683cm">
              <text:p/>
            </draw:line>
            <draw:line draw:style-name="gr5" draw:text-style-name="P1" draw:layer="layout" svg:x1="23.927cm" svg:y1="15.532cm" svg:x2="24.204cm" svg:y2="15.532cm">
              <text:p/>
            </draw:line>
            <draw:line draw:style-name="gr5" draw:text-style-name="P1" draw:layer="layout" svg:x1="23.927cm" svg:y1="15.347cm" svg:x2="24.204cm" svg:y2="15.347cm">
              <text:p/>
            </draw:line>
            <draw:line draw:style-name="gr5" draw:text-style-name="P1" draw:layer="layout" svg:x1="23.927cm" svg:y1="15.162cm" svg:x2="24.204cm" svg:y2="15.162cm">
              <text:p/>
            </draw:line>
            <draw:line draw:style-name="gr5" draw:text-style-name="P1" draw:layer="layout" svg:x1="23.927cm" svg:y1="14.977cm" svg:x2="24.204cm" svg:y2="14.977cm">
              <text:p/>
            </draw:line>
            <draw:line draw:style-name="gr5" draw:text-style-name="P1" draw:layer="layout" svg:x1="23.927cm" svg:y1="14.792cm" svg:x2="24.204cm" svg:y2="14.792cm">
              <text:p/>
            </draw:line>
            <draw:line draw:style-name="gr5" draw:text-style-name="P1" draw:layer="layout" svg:x1="23.927cm" svg:y1="14.608cm" svg:x2="24.204cm" svg:y2="14.608cm">
              <text:p/>
            </draw:line>
            <draw:line draw:style-name="gr5" draw:text-style-name="P1" draw:layer="layout" svg:x1="23.927cm" svg:y1="14.423cm" svg:x2="24.204cm" svg:y2="14.423cm">
              <text:p/>
            </draw:line>
            <draw:line draw:style-name="gr5" draw:text-style-name="P1" draw:layer="layout" svg:x1="23.927cm" svg:y1="14.238cm" svg:x2="24.204cm" svg:y2="14.238cm">
              <text:p/>
            </draw:line>
            <draw:line draw:style-name="gr5" draw:text-style-name="P1" draw:layer="layout" svg:x1="23.927cm" svg:y1="14.053cm" svg:x2="24.204cm" svg:y2="14.053cm">
              <text:p/>
            </draw:line>
            <draw:line draw:style-name="gr5" draw:text-style-name="P1" draw:layer="layout" svg:x1="23.927cm" svg:y1="13.868cm" svg:x2="24.204cm" svg:y2="13.868cm">
              <text:p/>
            </draw:line>
          </draw:g>
          <draw:g>
            <draw:rect draw:style-name="gr4" draw:text-style-name="P1" draw:layer="layout" svg:width="0.277cm" svg:height="2.219cm" svg:x="22.818cm" svg:y="13.498cm">
              <text:p/>
            </draw:rect>
            <draw:line draw:style-name="gr5" draw:text-style-name="P1" draw:layer="layout" svg:x1="22.818cm" svg:y1="13.683cm" svg:x2="23.095cm" svg:y2="13.683cm">
              <text:p/>
            </draw:line>
            <draw:line draw:style-name="gr5" draw:text-style-name="P1" draw:layer="layout" svg:x1="22.818cm" svg:y1="15.532cm" svg:x2="23.095cm" svg:y2="15.532cm">
              <text:p/>
            </draw:line>
            <draw:line draw:style-name="gr5" draw:text-style-name="P1" draw:layer="layout" svg:x1="22.818cm" svg:y1="15.347cm" svg:x2="23.095cm" svg:y2="15.347cm">
              <text:p/>
            </draw:line>
            <draw:line draw:style-name="gr5" draw:text-style-name="P1" draw:layer="layout" svg:x1="22.818cm" svg:y1="15.162cm" svg:x2="23.095cm" svg:y2="15.162cm">
              <text:p/>
            </draw:line>
            <draw:line draw:style-name="gr5" draw:text-style-name="P1" draw:layer="layout" svg:x1="22.818cm" svg:y1="14.977cm" svg:x2="23.095cm" svg:y2="14.977cm">
              <text:p/>
            </draw:line>
            <draw:line draw:style-name="gr5" draw:text-style-name="P1" draw:layer="layout" svg:x1="22.818cm" svg:y1="14.792cm" svg:x2="23.095cm" svg:y2="14.792cm">
              <text:p/>
            </draw:line>
            <draw:line draw:style-name="gr5" draw:text-style-name="P1" draw:layer="layout" svg:x1="22.818cm" svg:y1="14.608cm" svg:x2="23.095cm" svg:y2="14.608cm">
              <text:p/>
            </draw:line>
            <draw:line draw:style-name="gr5" draw:text-style-name="P1" draw:layer="layout" svg:x1="22.818cm" svg:y1="14.423cm" svg:x2="23.095cm" svg:y2="14.423cm">
              <text:p/>
            </draw:line>
            <draw:line draw:style-name="gr5" draw:text-style-name="P1" draw:layer="layout" svg:x1="22.818cm" svg:y1="14.238cm" svg:x2="23.095cm" svg:y2="14.238cm">
              <text:p/>
            </draw:line>
            <draw:line draw:style-name="gr5" draw:text-style-name="P1" draw:layer="layout" svg:x1="22.818cm" svg:y1="14.053cm" svg:x2="23.095cm" svg:y2="14.053cm">
              <text:p/>
            </draw:line>
            <draw:line draw:style-name="gr5" draw:text-style-name="P1" draw:layer="layout" svg:x1="22.818cm" svg:y1="13.868cm" svg:x2="23.095cm" svg:y2="13.868cm">
              <text:p/>
            </draw:line>
          </draw:g>
          <draw:g>
            <draw:rect draw:style-name="gr4" draw:text-style-name="P1" draw:layer="layout" svg:width="0.278cm" svg:height="2.219cm" svg:x="23.187cm" svg:y="13.498cm">
              <text:p/>
            </draw:rect>
            <draw:line draw:style-name="gr5" draw:text-style-name="P1" draw:layer="layout" svg:x1="23.187cm" svg:y1="13.683cm" svg:x2="23.464cm" svg:y2="13.683cm">
              <text:p/>
            </draw:line>
            <draw:line draw:style-name="gr5" draw:text-style-name="P1" draw:layer="layout" svg:x1="23.187cm" svg:y1="15.532cm" svg:x2="23.464cm" svg:y2="15.532cm">
              <text:p/>
            </draw:line>
            <draw:line draw:style-name="gr5" draw:text-style-name="P1" draw:layer="layout" svg:x1="23.187cm" svg:y1="15.347cm" svg:x2="23.464cm" svg:y2="15.347cm">
              <text:p/>
            </draw:line>
            <draw:line draw:style-name="gr5" draw:text-style-name="P1" draw:layer="layout" svg:x1="23.187cm" svg:y1="15.162cm" svg:x2="23.464cm" svg:y2="15.162cm">
              <text:p/>
            </draw:line>
            <draw:line draw:style-name="gr5" draw:text-style-name="P1" draw:layer="layout" svg:x1="23.187cm" svg:y1="14.977cm" svg:x2="23.464cm" svg:y2="14.977cm">
              <text:p/>
            </draw:line>
            <draw:line draw:style-name="gr5" draw:text-style-name="P1" draw:layer="layout" svg:x1="23.187cm" svg:y1="14.792cm" svg:x2="23.464cm" svg:y2="14.792cm">
              <text:p/>
            </draw:line>
            <draw:line draw:style-name="gr5" draw:text-style-name="P1" draw:layer="layout" svg:x1="23.187cm" svg:y1="14.608cm" svg:x2="23.464cm" svg:y2="14.608cm">
              <text:p/>
            </draw:line>
            <draw:line draw:style-name="gr5" draw:text-style-name="P1" draw:layer="layout" svg:x1="23.187cm" svg:y1="14.423cm" svg:x2="23.464cm" svg:y2="14.423cm">
              <text:p/>
            </draw:line>
            <draw:line draw:style-name="gr5" draw:text-style-name="P1" draw:layer="layout" svg:x1="23.187cm" svg:y1="14.238cm" svg:x2="23.464cm" svg:y2="14.238cm">
              <text:p/>
            </draw:line>
            <draw:line draw:style-name="gr5" draw:text-style-name="P1" draw:layer="layout" svg:x1="23.187cm" svg:y1="14.053cm" svg:x2="23.464cm" svg:y2="14.053cm">
              <text:p/>
            </draw:line>
            <draw:line draw:style-name="gr5" draw:text-style-name="P1" draw:layer="layout" svg:x1="23.187cm" svg:y1="13.868cm" svg:x2="23.464cm" svg:y2="13.868cm">
              <text:p/>
            </draw:line>
          </draw:g>
          <draw:g>
            <draw:rect draw:style-name="gr4" draw:text-style-name="P1" draw:layer="layout" svg:width="0.277cm" svg:height="2.219cm" svg:x="23.557cm" svg:y="13.498cm">
              <text:p/>
            </draw:rect>
            <draw:line draw:style-name="gr5" draw:text-style-name="P1" draw:layer="layout" svg:x1="23.557cm" svg:y1="13.683cm" svg:x2="23.834cm" svg:y2="13.683cm">
              <text:p/>
            </draw:line>
            <draw:line draw:style-name="gr5" draw:text-style-name="P1" draw:layer="layout" svg:x1="23.557cm" svg:y1="15.532cm" svg:x2="23.834cm" svg:y2="15.532cm">
              <text:p/>
            </draw:line>
            <draw:line draw:style-name="gr5" draw:text-style-name="P1" draw:layer="layout" svg:x1="23.557cm" svg:y1="15.347cm" svg:x2="23.834cm" svg:y2="15.347cm">
              <text:p/>
            </draw:line>
            <draw:line draw:style-name="gr5" draw:text-style-name="P1" draw:layer="layout" svg:x1="23.557cm" svg:y1="15.162cm" svg:x2="23.834cm" svg:y2="15.162cm">
              <text:p/>
            </draw:line>
            <draw:line draw:style-name="gr5" draw:text-style-name="P1" draw:layer="layout" svg:x1="23.557cm" svg:y1="14.977cm" svg:x2="23.834cm" svg:y2="14.977cm">
              <text:p/>
            </draw:line>
            <draw:line draw:style-name="gr5" draw:text-style-name="P1" draw:layer="layout" svg:x1="23.557cm" svg:y1="14.792cm" svg:x2="23.834cm" svg:y2="14.792cm">
              <text:p/>
            </draw:line>
            <draw:line draw:style-name="gr5" draw:text-style-name="P1" draw:layer="layout" svg:x1="23.557cm" svg:y1="14.608cm" svg:x2="23.834cm" svg:y2="14.608cm">
              <text:p/>
            </draw:line>
            <draw:line draw:style-name="gr5" draw:text-style-name="P1" draw:layer="layout" svg:x1="23.557cm" svg:y1="14.423cm" svg:x2="23.834cm" svg:y2="14.423cm">
              <text:p/>
            </draw:line>
            <draw:line draw:style-name="gr5" draw:text-style-name="P1" draw:layer="layout" svg:x1="23.557cm" svg:y1="14.238cm" svg:x2="23.834cm" svg:y2="14.238cm">
              <text:p/>
            </draw:line>
            <draw:line draw:style-name="gr5" draw:text-style-name="P1" draw:layer="layout" svg:x1="23.557cm" svg:y1="14.053cm" svg:x2="23.834cm" svg:y2="14.053cm">
              <text:p/>
            </draw:line>
            <draw:line draw:style-name="gr5" draw:text-style-name="P1" draw:layer="layout" svg:x1="23.557cm" svg:y1="13.868cm" svg:x2="23.834cm" svg:y2="13.868cm">
              <text:p/>
            </draw:line>
          </draw:g>
        </draw:g>
        <draw:g>
          <draw:g>
            <draw:rect draw:style-name="gr4" draw:text-style-name="P1" draw:layer="layout" svg:width="0.277cm" svg:height="2.218cm" svg:x="12.651cm" svg:y="19.875cm">
              <text:p/>
            </draw:rect>
            <draw:line draw:style-name="gr5" draw:text-style-name="P1" draw:layer="layout" svg:x1="12.651cm" svg:y1="20.06cm" svg:x2="12.928cm" svg:y2="20.06cm">
              <text:p/>
            </draw:line>
            <draw:line draw:style-name="gr5" draw:text-style-name="P1" draw:layer="layout" svg:x1="12.651cm" svg:y1="21.908cm" svg:x2="12.928cm" svg:y2="21.908cm">
              <text:p/>
            </draw:line>
            <draw:line draw:style-name="gr5" draw:text-style-name="P1" draw:layer="layout" svg:x1="12.651cm" svg:y1="21.723cm" svg:x2="12.928cm" svg:y2="21.723cm">
              <text:p/>
            </draw:line>
            <draw:line draw:style-name="gr5" draw:text-style-name="P1" draw:layer="layout" svg:x1="12.651cm" svg:y1="21.538cm" svg:x2="12.928cm" svg:y2="21.538cm">
              <text:p/>
            </draw:line>
            <draw:line draw:style-name="gr5" draw:text-style-name="P1" draw:layer="layout" svg:x1="12.651cm" svg:y1="21.354cm" svg:x2="12.928cm" svg:y2="21.354cm">
              <text:p/>
            </draw:line>
            <draw:line draw:style-name="gr5" draw:text-style-name="P1" draw:layer="layout" svg:x1="12.651cm" svg:y1="21.169cm" svg:x2="12.928cm" svg:y2="21.169cm">
              <text:p/>
            </draw:line>
            <draw:line draw:style-name="gr5" draw:text-style-name="P1" draw:layer="layout" svg:x1="12.651cm" svg:y1="20.984cm" svg:x2="12.928cm" svg:y2="20.984cm">
              <text:p/>
            </draw:line>
            <draw:line draw:style-name="gr5" draw:text-style-name="P1" draw:layer="layout" svg:x1="12.651cm" svg:y1="20.799cm" svg:x2="12.928cm" svg:y2="20.799cm">
              <text:p/>
            </draw:line>
            <draw:line draw:style-name="gr5" draw:text-style-name="P1" draw:layer="layout" svg:x1="12.651cm" svg:y1="20.614cm" svg:x2="12.928cm" svg:y2="20.614cm">
              <text:p/>
            </draw:line>
            <draw:line draw:style-name="gr5" draw:text-style-name="P1" draw:layer="layout" svg:x1="12.651cm" svg:y1="20.429cm" svg:x2="12.928cm" svg:y2="20.429cm">
              <text:p/>
            </draw:line>
            <draw:line draw:style-name="gr5" draw:text-style-name="P1" draw:layer="layout" svg:x1="12.651cm" svg:y1="20.245cm" svg:x2="12.928cm" svg:y2="20.245cm">
              <text:p/>
            </draw:line>
          </draw:g>
          <draw:g>
            <draw:rect draw:style-name="gr4" draw:text-style-name="P1" draw:layer="layout" svg:width="0.277cm" svg:height="2.218cm" svg:x="11.542cm" svg:y="19.875cm">
              <text:p/>
            </draw:rect>
            <draw:line draw:style-name="gr5" draw:text-style-name="P1" draw:layer="layout" svg:x1="11.542cm" svg:y1="20.06cm" svg:x2="11.819cm" svg:y2="20.06cm">
              <text:p/>
            </draw:line>
            <draw:line draw:style-name="gr5" draw:text-style-name="P1" draw:layer="layout" svg:x1="11.542cm" svg:y1="21.908cm" svg:x2="11.819cm" svg:y2="21.908cm">
              <text:p/>
            </draw:line>
            <draw:line draw:style-name="gr5" draw:text-style-name="P1" draw:layer="layout" svg:x1="11.542cm" svg:y1="21.723cm" svg:x2="11.819cm" svg:y2="21.723cm">
              <text:p/>
            </draw:line>
            <draw:line draw:style-name="gr5" draw:text-style-name="P1" draw:layer="layout" svg:x1="11.542cm" svg:y1="21.538cm" svg:x2="11.819cm" svg:y2="21.538cm">
              <text:p/>
            </draw:line>
            <draw:line draw:style-name="gr5" draw:text-style-name="P1" draw:layer="layout" svg:x1="11.542cm" svg:y1="21.354cm" svg:x2="11.819cm" svg:y2="21.354cm">
              <text:p/>
            </draw:line>
            <draw:line draw:style-name="gr5" draw:text-style-name="P1" draw:layer="layout" svg:x1="11.542cm" svg:y1="21.169cm" svg:x2="11.819cm" svg:y2="21.169cm">
              <text:p/>
            </draw:line>
            <draw:line draw:style-name="gr5" draw:text-style-name="P1" draw:layer="layout" svg:x1="11.542cm" svg:y1="20.984cm" svg:x2="11.819cm" svg:y2="20.984cm">
              <text:p/>
            </draw:line>
            <draw:line draw:style-name="gr5" draw:text-style-name="P1" draw:layer="layout" svg:x1="11.542cm" svg:y1="20.799cm" svg:x2="11.819cm" svg:y2="20.799cm">
              <text:p/>
            </draw:line>
            <draw:line draw:style-name="gr5" draw:text-style-name="P1" draw:layer="layout" svg:x1="11.542cm" svg:y1="20.614cm" svg:x2="11.819cm" svg:y2="20.614cm">
              <text:p/>
            </draw:line>
            <draw:line draw:style-name="gr5" draw:text-style-name="P1" draw:layer="layout" svg:x1="11.542cm" svg:y1="20.429cm" svg:x2="11.819cm" svg:y2="20.429cm">
              <text:p/>
            </draw:line>
            <draw:line draw:style-name="gr5" draw:text-style-name="P1" draw:layer="layout" svg:x1="11.542cm" svg:y1="20.245cm" svg:x2="11.819cm" svg:y2="20.245cm">
              <text:p/>
            </draw:line>
          </draw:g>
          <draw:g>
            <draw:rect draw:style-name="gr4" draw:text-style-name="P1" draw:layer="layout" svg:width="0.277cm" svg:height="2.218cm" svg:x="11.912cm" svg:y="19.875cm">
              <text:p/>
            </draw:rect>
            <draw:line draw:style-name="gr5" draw:text-style-name="P1" draw:layer="layout" svg:x1="11.912cm" svg:y1="20.06cm" svg:x2="12.189cm" svg:y2="20.06cm">
              <text:p/>
            </draw:line>
            <draw:line draw:style-name="gr5" draw:text-style-name="P1" draw:layer="layout" svg:x1="11.912cm" svg:y1="21.908cm" svg:x2="12.189cm" svg:y2="21.908cm">
              <text:p/>
            </draw:line>
            <draw:line draw:style-name="gr5" draw:text-style-name="P1" draw:layer="layout" svg:x1="11.912cm" svg:y1="21.723cm" svg:x2="12.189cm" svg:y2="21.723cm">
              <text:p/>
            </draw:line>
            <draw:line draw:style-name="gr5" draw:text-style-name="P1" draw:layer="layout" svg:x1="11.912cm" svg:y1="21.538cm" svg:x2="12.189cm" svg:y2="21.538cm">
              <text:p/>
            </draw:line>
            <draw:line draw:style-name="gr5" draw:text-style-name="P1" draw:layer="layout" svg:x1="11.912cm" svg:y1="21.354cm" svg:x2="12.189cm" svg:y2="21.354cm">
              <text:p/>
            </draw:line>
            <draw:line draw:style-name="gr5" draw:text-style-name="P1" draw:layer="layout" svg:x1="11.912cm" svg:y1="21.169cm" svg:x2="12.189cm" svg:y2="21.169cm">
              <text:p/>
            </draw:line>
            <draw:line draw:style-name="gr5" draw:text-style-name="P1" draw:layer="layout" svg:x1="11.912cm" svg:y1="20.984cm" svg:x2="12.189cm" svg:y2="20.984cm">
              <text:p/>
            </draw:line>
            <draw:line draw:style-name="gr5" draw:text-style-name="P1" draw:layer="layout" svg:x1="11.912cm" svg:y1="20.799cm" svg:x2="12.189cm" svg:y2="20.799cm">
              <text:p/>
            </draw:line>
            <draw:line draw:style-name="gr5" draw:text-style-name="P1" draw:layer="layout" svg:x1="11.912cm" svg:y1="20.614cm" svg:x2="12.189cm" svg:y2="20.614cm">
              <text:p/>
            </draw:line>
            <draw:line draw:style-name="gr5" draw:text-style-name="P1" draw:layer="layout" svg:x1="11.912cm" svg:y1="20.429cm" svg:x2="12.189cm" svg:y2="20.429cm">
              <text:p/>
            </draw:line>
            <draw:line draw:style-name="gr5" draw:text-style-name="P1" draw:layer="layout" svg:x1="11.912cm" svg:y1="20.245cm" svg:x2="12.189cm" svg:y2="20.245cm">
              <text:p/>
            </draw:line>
          </draw:g>
          <draw:g>
            <draw:rect draw:style-name="gr4" draw:text-style-name="P1" draw:layer="layout" svg:width="0.278cm" svg:height="2.218cm" svg:x="12.281cm" svg:y="19.875cm">
              <text:p/>
            </draw:rect>
            <draw:line draw:style-name="gr5" draw:text-style-name="P1" draw:layer="layout" svg:x1="12.281cm" svg:y1="20.06cm" svg:x2="12.558cm" svg:y2="20.06cm">
              <text:p/>
            </draw:line>
            <draw:line draw:style-name="gr5" draw:text-style-name="P1" draw:layer="layout" svg:x1="12.281cm" svg:y1="21.908cm" svg:x2="12.558cm" svg:y2="21.908cm">
              <text:p/>
            </draw:line>
            <draw:line draw:style-name="gr5" draw:text-style-name="P1" draw:layer="layout" svg:x1="12.281cm" svg:y1="21.723cm" svg:x2="12.558cm" svg:y2="21.723cm">
              <text:p/>
            </draw:line>
            <draw:line draw:style-name="gr5" draw:text-style-name="P1" draw:layer="layout" svg:x1="12.281cm" svg:y1="21.538cm" svg:x2="12.558cm" svg:y2="21.538cm">
              <text:p/>
            </draw:line>
            <draw:line draw:style-name="gr5" draw:text-style-name="P1" draw:layer="layout" svg:x1="12.281cm" svg:y1="21.354cm" svg:x2="12.558cm" svg:y2="21.354cm">
              <text:p/>
            </draw:line>
            <draw:line draw:style-name="gr5" draw:text-style-name="P1" draw:layer="layout" svg:x1="12.281cm" svg:y1="21.169cm" svg:x2="12.558cm" svg:y2="21.169cm">
              <text:p/>
            </draw:line>
            <draw:line draw:style-name="gr5" draw:text-style-name="P1" draw:layer="layout" svg:x1="12.281cm" svg:y1="20.984cm" svg:x2="12.558cm" svg:y2="20.984cm">
              <text:p/>
            </draw:line>
            <draw:line draw:style-name="gr5" draw:text-style-name="P1" draw:layer="layout" svg:x1="12.281cm" svg:y1="20.799cm" svg:x2="12.558cm" svg:y2="20.799cm">
              <text:p/>
            </draw:line>
            <draw:line draw:style-name="gr5" draw:text-style-name="P1" draw:layer="layout" svg:x1="12.281cm" svg:y1="20.614cm" svg:x2="12.558cm" svg:y2="20.614cm">
              <text:p/>
            </draw:line>
            <draw:line draw:style-name="gr5" draw:text-style-name="P1" draw:layer="layout" svg:x1="12.281cm" svg:y1="20.429cm" svg:x2="12.558cm" svg:y2="20.429cm">
              <text:p/>
            </draw:line>
            <draw:line draw:style-name="gr5" draw:text-style-name="P1" draw:layer="layout" svg:x1="12.281cm" svg:y1="20.245cm" svg:x2="12.558cm" svg:y2="20.245cm">
              <text:p/>
            </draw:line>
          </draw:g>
        </draw:g>
        <draw:frame draw:style-name="gr6" draw:text-style-name="P3" draw:layer="layout" svg:width="3.901cm" svg:height="0.725cm" draw:transform="rotate (1.5707963267946) translate (15.054cm 22.832cm)">
          <draw:text-box>
            <text:p><text:span text:style-name="T2">Wireless Tx Bytes</text:span></text:p>
          </draw:text-box>
        </draw:frame>
        <draw:frame draw:style-name="gr7" draw:text-style-name="P3" draw:layer="layout" svg:width="3.834cm" svg:height="0.725cm" draw:transform="rotate (1.5707963267946) translate (10.895cm 22.68cm)">
          <draw:text-box>
            <text:p><text:span text:style-name="T2">WirelessRx Bytes</text:span></text:p>
          </draw:text-box>
        </draw:frame>
        <draw:frame draw:style-name="gr8" draw:text-style-name="P3" draw:layer="layout" svg:width="3.55cm" svg:height="0.725cm" draw:transform="rotate (1.5707963267946) translate (23.442cm 22.648cm)">
          <draw:text-box>
            <text:p><text:span text:style-name="T2">Device Tx Bytes</text:span></text:p>
          </draw:text-box>
        </draw:frame>
        <draw:frame draw:style-name="gr9" draw:text-style-name="P3" draw:layer="layout" svg:width="2.773cm" svg:height="1.199cm" draw:transform="rotate (1.5707963267946) translate (21.616cm 15.717cm)">
          <draw:text-box>
            <text:p><text:span text:style-name="T2">Incoming</text:span></text:p>
            <text:p><text:span text:style-name="T2">Packages</text:span></text:p>
          </draw:text-box>
        </draw:frame>
        <draw:line draw:style-name="gr10" draw:text-style-name="P1" draw:layer="layout" svg:x1="20.877cm" svg:y1="25.236cm" svg:x2="20.877cm" svg:y2="26.068cm">
          <text:p/>
        </draw:line>
        <draw:g>
          <draw:g>
            <draw:rect draw:style-name="gr4" draw:text-style-name="P1" draw:layer="layout" svg:width="0.277cm" svg:height="2.218cm" svg:x="28.918cm" svg:y="19.828cm">
              <text:p/>
            </draw:rect>
            <draw:line draw:style-name="gr5" draw:text-style-name="P1" draw:layer="layout" svg:x1="28.918cm" svg:y1="20.013cm" svg:x2="29.195cm" svg:y2="20.013cm">
              <text:p/>
            </draw:line>
            <draw:line draw:style-name="gr5" draw:text-style-name="P1" draw:layer="layout" svg:x1="28.918cm" svg:y1="21.861cm" svg:x2="29.195cm" svg:y2="21.861cm">
              <text:p/>
            </draw:line>
            <draw:line draw:style-name="gr5" draw:text-style-name="P1" draw:layer="layout" svg:x1="28.918cm" svg:y1="21.676cm" svg:x2="29.195cm" svg:y2="21.676cm">
              <text:p/>
            </draw:line>
            <draw:line draw:style-name="gr5" draw:text-style-name="P1" draw:layer="layout" svg:x1="28.918cm" svg:y1="21.491cm" svg:x2="29.195cm" svg:y2="21.491cm">
              <text:p/>
            </draw:line>
            <draw:line draw:style-name="gr5" draw:text-style-name="P1" draw:layer="layout" svg:x1="28.918cm" svg:y1="21.306cm" svg:x2="29.195cm" svg:y2="21.306cm">
              <text:p/>
            </draw:line>
            <draw:line draw:style-name="gr5" draw:text-style-name="P1" draw:layer="layout" svg:x1="28.918cm" svg:y1="21.122cm" svg:x2="29.195cm" svg:y2="21.122cm">
              <text:p/>
            </draw:line>
            <draw:line draw:style-name="gr5" draw:text-style-name="P1" draw:layer="layout" svg:x1="28.918cm" svg:y1="20.937cm" svg:x2="29.195cm" svg:y2="20.937cm">
              <text:p/>
            </draw:line>
            <draw:line draw:style-name="gr5" draw:text-style-name="P1" draw:layer="layout" svg:x1="28.918cm" svg:y1="20.752cm" svg:x2="29.195cm" svg:y2="20.752cm">
              <text:p/>
            </draw:line>
            <draw:line draw:style-name="gr5" draw:text-style-name="P1" draw:layer="layout" svg:x1="28.918cm" svg:y1="20.567cm" svg:x2="29.195cm" svg:y2="20.567cm">
              <text:p/>
            </draw:line>
            <draw:line draw:style-name="gr5" draw:text-style-name="P1" draw:layer="layout" svg:x1="28.918cm" svg:y1="20.382cm" svg:x2="29.195cm" svg:y2="20.382cm">
              <text:p/>
            </draw:line>
            <draw:line draw:style-name="gr5" draw:text-style-name="P1" draw:layer="layout" svg:x1="28.918cm" svg:y1="20.197cm" svg:x2="29.195cm" svg:y2="20.197cm">
              <text:p/>
            </draw:line>
          </draw:g>
          <draw:g>
            <draw:rect draw:style-name="gr4" draw:text-style-name="P1" draw:layer="layout" svg:width="0.277cm" svg:height="2.218cm" svg:x="27.809cm" svg:y="19.828cm">
              <text:p/>
            </draw:rect>
            <draw:line draw:style-name="gr5" draw:text-style-name="P1" draw:layer="layout" svg:x1="27.809cm" svg:y1="20.013cm" svg:x2="28.086cm" svg:y2="20.013cm">
              <text:p/>
            </draw:line>
            <draw:line draw:style-name="gr5" draw:text-style-name="P1" draw:layer="layout" svg:x1="27.809cm" svg:y1="21.861cm" svg:x2="28.086cm" svg:y2="21.861cm">
              <text:p/>
            </draw:line>
            <draw:line draw:style-name="gr5" draw:text-style-name="P1" draw:layer="layout" svg:x1="27.809cm" svg:y1="21.676cm" svg:x2="28.086cm" svg:y2="21.676cm">
              <text:p/>
            </draw:line>
            <draw:line draw:style-name="gr5" draw:text-style-name="P1" draw:layer="layout" svg:x1="27.809cm" svg:y1="21.491cm" svg:x2="28.086cm" svg:y2="21.491cm">
              <text:p/>
            </draw:line>
            <draw:line draw:style-name="gr5" draw:text-style-name="P1" draw:layer="layout" svg:x1="27.809cm" svg:y1="21.306cm" svg:x2="28.086cm" svg:y2="21.306cm">
              <text:p/>
            </draw:line>
            <draw:line draw:style-name="gr5" draw:text-style-name="P1" draw:layer="layout" svg:x1="27.809cm" svg:y1="21.122cm" svg:x2="28.086cm" svg:y2="21.122cm">
              <text:p/>
            </draw:line>
            <draw:line draw:style-name="gr5" draw:text-style-name="P1" draw:layer="layout" svg:x1="27.809cm" svg:y1="20.937cm" svg:x2="28.086cm" svg:y2="20.937cm">
              <text:p/>
            </draw:line>
            <draw:line draw:style-name="gr5" draw:text-style-name="P1" draw:layer="layout" svg:x1="27.809cm" svg:y1="20.752cm" svg:x2="28.086cm" svg:y2="20.752cm">
              <text:p/>
            </draw:line>
            <draw:line draw:style-name="gr5" draw:text-style-name="P1" draw:layer="layout" svg:x1="27.809cm" svg:y1="20.567cm" svg:x2="28.086cm" svg:y2="20.567cm">
              <text:p/>
            </draw:line>
            <draw:line draw:style-name="gr5" draw:text-style-name="P1" draw:layer="layout" svg:x1="27.809cm" svg:y1="20.382cm" svg:x2="28.086cm" svg:y2="20.382cm">
              <text:p/>
            </draw:line>
            <draw:line draw:style-name="gr5" draw:text-style-name="P1" draw:layer="layout" svg:x1="27.809cm" svg:y1="20.197cm" svg:x2="28.086cm" svg:y2="20.197cm">
              <text:p/>
            </draw:line>
          </draw:g>
          <draw:g>
            <draw:rect draw:style-name="gr4" draw:text-style-name="P1" draw:layer="layout" svg:width="0.278cm" svg:height="2.218cm" svg:x="28.178cm" svg:y="19.828cm">
              <text:p/>
            </draw:rect>
            <draw:line draw:style-name="gr5" draw:text-style-name="P1" draw:layer="layout" svg:x1="28.178cm" svg:y1="20.013cm" svg:x2="28.455cm" svg:y2="20.013cm">
              <text:p/>
            </draw:line>
            <draw:line draw:style-name="gr5" draw:text-style-name="P1" draw:layer="layout" svg:x1="28.178cm" svg:y1="21.861cm" svg:x2="28.455cm" svg:y2="21.861cm">
              <text:p/>
            </draw:line>
            <draw:line draw:style-name="gr5" draw:text-style-name="P1" draw:layer="layout" svg:x1="28.178cm" svg:y1="21.676cm" svg:x2="28.455cm" svg:y2="21.676cm">
              <text:p/>
            </draw:line>
            <draw:line draw:style-name="gr5" draw:text-style-name="P1" draw:layer="layout" svg:x1="28.178cm" svg:y1="21.491cm" svg:x2="28.455cm" svg:y2="21.491cm">
              <text:p/>
            </draw:line>
            <draw:line draw:style-name="gr5" draw:text-style-name="P1" draw:layer="layout" svg:x1="28.178cm" svg:y1="21.306cm" svg:x2="28.455cm" svg:y2="21.306cm">
              <text:p/>
            </draw:line>
            <draw:line draw:style-name="gr5" draw:text-style-name="P1" draw:layer="layout" svg:x1="28.178cm" svg:y1="21.122cm" svg:x2="28.455cm" svg:y2="21.122cm">
              <text:p/>
            </draw:line>
            <draw:line draw:style-name="gr5" draw:text-style-name="P1" draw:layer="layout" svg:x1="28.178cm" svg:y1="20.937cm" svg:x2="28.455cm" svg:y2="20.937cm">
              <text:p/>
            </draw:line>
            <draw:line draw:style-name="gr5" draw:text-style-name="P1" draw:layer="layout" svg:x1="28.178cm" svg:y1="20.752cm" svg:x2="28.455cm" svg:y2="20.752cm">
              <text:p/>
            </draw:line>
            <draw:line draw:style-name="gr5" draw:text-style-name="P1" draw:layer="layout" svg:x1="28.178cm" svg:y1="20.567cm" svg:x2="28.455cm" svg:y2="20.567cm">
              <text:p/>
            </draw:line>
            <draw:line draw:style-name="gr5" draw:text-style-name="P1" draw:layer="layout" svg:x1="28.178cm" svg:y1="20.382cm" svg:x2="28.455cm" svg:y2="20.382cm">
              <text:p/>
            </draw:line>
            <draw:line draw:style-name="gr5" draw:text-style-name="P1" draw:layer="layout" svg:x1="28.178cm" svg:y1="20.197cm" svg:x2="28.455cm" svg:y2="20.197cm">
              <text:p/>
            </draw:line>
          </draw:g>
          <draw:g>
            <draw:rect draw:style-name="gr4" draw:text-style-name="P1" draw:layer="layout" svg:width="0.277cm" svg:height="2.218cm" svg:x="28.548cm" svg:y="19.828cm">
              <text:p/>
            </draw:rect>
            <draw:line draw:style-name="gr5" draw:text-style-name="P1" draw:layer="layout" svg:x1="28.548cm" svg:y1="20.013cm" svg:x2="28.825cm" svg:y2="20.013cm">
              <text:p/>
            </draw:line>
            <draw:line draw:style-name="gr5" draw:text-style-name="P1" draw:layer="layout" svg:x1="28.548cm" svg:y1="21.861cm" svg:x2="28.825cm" svg:y2="21.861cm">
              <text:p/>
            </draw:line>
            <draw:line draw:style-name="gr5" draw:text-style-name="P1" draw:layer="layout" svg:x1="28.548cm" svg:y1="21.676cm" svg:x2="28.825cm" svg:y2="21.676cm">
              <text:p/>
            </draw:line>
            <draw:line draw:style-name="gr5" draw:text-style-name="P1" draw:layer="layout" svg:x1="28.548cm" svg:y1="21.491cm" svg:x2="28.825cm" svg:y2="21.491cm">
              <text:p/>
            </draw:line>
            <draw:line draw:style-name="gr5" draw:text-style-name="P1" draw:layer="layout" svg:x1="28.548cm" svg:y1="21.306cm" svg:x2="28.825cm" svg:y2="21.306cm">
              <text:p/>
            </draw:line>
            <draw:line draw:style-name="gr5" draw:text-style-name="P1" draw:layer="layout" svg:x1="28.548cm" svg:y1="21.122cm" svg:x2="28.825cm" svg:y2="21.122cm">
              <text:p/>
            </draw:line>
            <draw:line draw:style-name="gr5" draw:text-style-name="P1" draw:layer="layout" svg:x1="28.548cm" svg:y1="20.937cm" svg:x2="28.825cm" svg:y2="20.937cm">
              <text:p/>
            </draw:line>
            <draw:line draw:style-name="gr5" draw:text-style-name="P1" draw:layer="layout" svg:x1="28.548cm" svg:y1="20.752cm" svg:x2="28.825cm" svg:y2="20.752cm">
              <text:p/>
            </draw:line>
            <draw:line draw:style-name="gr5" draw:text-style-name="P1" draw:layer="layout" svg:x1="28.548cm" svg:y1="20.567cm" svg:x2="28.825cm" svg:y2="20.567cm">
              <text:p/>
            </draw:line>
            <draw:line draw:style-name="gr5" draw:text-style-name="P1" draw:layer="layout" svg:x1="28.548cm" svg:y1="20.382cm" svg:x2="28.825cm" svg:y2="20.382cm">
              <text:p/>
            </draw:line>
            <draw:line draw:style-name="gr5" draw:text-style-name="P1" draw:layer="layout" svg:x1="28.548cm" svg:y1="20.197cm" svg:x2="28.825cm" svg:y2="20.197cm">
              <text:p/>
            </draw:line>
          </draw:g>
        </draw:g>
        <draw:frame draw:style-name="gr11" draw:text-style-name="P3" draw:layer="layout" svg:width="3.601cm" svg:height="0.725cm" draw:transform="rotate (1.5707963267946) translate (27.069cm 22.833cm)">
          <draw:text-box>
            <text:p><text:span text:style-name="T2">Device Rx Bytes</text:span></text:p>
          </draw:text-box>
        </draw:frame>
        <draw:g>
          <draw:g>
            <draw:rect draw:style-name="gr4" draw:text-style-name="P1" draw:layer="layout" svg:width="0.278cm" svg:height="2.218cm" svg:x="19.027cm" svg:y="13.591cm">
              <text:p/>
            </draw:rect>
            <draw:line draw:style-name="gr5" draw:text-style-name="P1" draw:layer="layout" svg:x1="19.027cm" svg:y1="13.776cm" svg:x2="19.304cm" svg:y2="13.776cm">
              <text:p/>
            </draw:line>
            <draw:line draw:style-name="gr5" draw:text-style-name="P1" draw:layer="layout" svg:x1="19.027cm" svg:y1="15.624cm" svg:x2="19.304cm" svg:y2="15.624cm">
              <text:p/>
            </draw:line>
            <draw:line draw:style-name="gr5" draw:text-style-name="P1" draw:layer="layout" svg:x1="19.027cm" svg:y1="15.439cm" svg:x2="19.304cm" svg:y2="15.439cm">
              <text:p/>
            </draw:line>
            <draw:line draw:style-name="gr5" draw:text-style-name="P1" draw:layer="layout" svg:x1="19.027cm" svg:y1="15.255cm" svg:x2="19.304cm" svg:y2="15.255cm">
              <text:p/>
            </draw:line>
            <draw:line draw:style-name="gr5" draw:text-style-name="P1" draw:layer="layout" svg:x1="19.027cm" svg:y1="15.07cm" svg:x2="19.304cm" svg:y2="15.07cm">
              <text:p/>
            </draw:line>
            <draw:line draw:style-name="gr5" draw:text-style-name="P1" draw:layer="layout" svg:x1="19.027cm" svg:y1="14.885cm" svg:x2="19.304cm" svg:y2="14.885cm">
              <text:p/>
            </draw:line>
            <draw:line draw:style-name="gr5" draw:text-style-name="P1" draw:layer="layout" svg:x1="19.027cm" svg:y1="14.7cm" svg:x2="19.304cm" svg:y2="14.7cm">
              <text:p/>
            </draw:line>
            <draw:line draw:style-name="gr5" draw:text-style-name="P1" draw:layer="layout" svg:x1="19.027cm" svg:y1="14.515cm" svg:x2="19.304cm" svg:y2="14.515cm">
              <text:p/>
            </draw:line>
            <draw:line draw:style-name="gr5" draw:text-style-name="P1" draw:layer="layout" svg:x1="19.027cm" svg:y1="14.33cm" svg:x2="19.304cm" svg:y2="14.33cm">
              <text:p/>
            </draw:line>
            <draw:line draw:style-name="gr5" draw:text-style-name="P1" draw:layer="layout" svg:x1="19.027cm" svg:y1="14.145cm" svg:x2="19.304cm" svg:y2="14.145cm">
              <text:p/>
            </draw:line>
            <draw:line draw:style-name="gr5" draw:text-style-name="P1" draw:layer="layout" svg:x1="19.027cm" svg:y1="13.961cm" svg:x2="19.304cm" svg:y2="13.961cm">
              <text:p/>
            </draw:line>
          </draw:g>
          <draw:g>
            <draw:rect draw:style-name="gr4" draw:text-style-name="P1" draw:layer="layout" svg:width="0.278cm" svg:height="2.218cm" svg:x="17.918cm" svg:y="13.591cm">
              <text:p/>
            </draw:rect>
            <draw:line draw:style-name="gr5" draw:text-style-name="P1" draw:layer="layout" svg:x1="17.918cm" svg:y1="13.776cm" svg:x2="18.195cm" svg:y2="13.776cm">
              <text:p/>
            </draw:line>
            <draw:line draw:style-name="gr5" draw:text-style-name="P1" draw:layer="layout" svg:x1="17.918cm" svg:y1="15.624cm" svg:x2="18.195cm" svg:y2="15.624cm">
              <text:p/>
            </draw:line>
            <draw:line draw:style-name="gr5" draw:text-style-name="P1" draw:layer="layout" svg:x1="17.918cm" svg:y1="15.439cm" svg:x2="18.195cm" svg:y2="15.439cm">
              <text:p/>
            </draw:line>
            <draw:line draw:style-name="gr5" draw:text-style-name="P1" draw:layer="layout" svg:x1="17.918cm" svg:y1="15.255cm" svg:x2="18.195cm" svg:y2="15.255cm">
              <text:p/>
            </draw:line>
            <draw:line draw:style-name="gr5" draw:text-style-name="P1" draw:layer="layout" svg:x1="17.918cm" svg:y1="15.07cm" svg:x2="18.195cm" svg:y2="15.07cm">
              <text:p/>
            </draw:line>
            <draw:line draw:style-name="gr5" draw:text-style-name="P1" draw:layer="layout" svg:x1="17.918cm" svg:y1="14.885cm" svg:x2="18.195cm" svg:y2="14.885cm">
              <text:p/>
            </draw:line>
            <draw:line draw:style-name="gr5" draw:text-style-name="P1" draw:layer="layout" svg:x1="17.918cm" svg:y1="14.7cm" svg:x2="18.195cm" svg:y2="14.7cm">
              <text:p/>
            </draw:line>
            <draw:line draw:style-name="gr5" draw:text-style-name="P1" draw:layer="layout" svg:x1="17.918cm" svg:y1="14.515cm" svg:x2="18.195cm" svg:y2="14.515cm">
              <text:p/>
            </draw:line>
            <draw:line draw:style-name="gr5" draw:text-style-name="P1" draw:layer="layout" svg:x1="17.918cm" svg:y1="14.33cm" svg:x2="18.195cm" svg:y2="14.33cm">
              <text:p/>
            </draw:line>
            <draw:line draw:style-name="gr5" draw:text-style-name="P1" draw:layer="layout" svg:x1="17.918cm" svg:y1="14.145cm" svg:x2="18.195cm" svg:y2="14.145cm">
              <text:p/>
            </draw:line>
            <draw:line draw:style-name="gr5" draw:text-style-name="P1" draw:layer="layout" svg:x1="17.918cm" svg:y1="13.961cm" svg:x2="18.195cm" svg:y2="13.961cm">
              <text:p/>
            </draw:line>
          </draw:g>
          <draw:g>
            <draw:rect draw:style-name="gr4" draw:text-style-name="P1" draw:layer="layout" svg:width="0.277cm" svg:height="2.218cm" svg:x="18.288cm" svg:y="13.591cm">
              <text:p/>
            </draw:rect>
            <draw:line draw:style-name="gr5" draw:text-style-name="P1" draw:layer="layout" svg:x1="18.288cm" svg:y1="13.776cm" svg:x2="18.565cm" svg:y2="13.776cm">
              <text:p/>
            </draw:line>
            <draw:line draw:style-name="gr5" draw:text-style-name="P1" draw:layer="layout" svg:x1="18.288cm" svg:y1="15.624cm" svg:x2="18.565cm" svg:y2="15.624cm">
              <text:p/>
            </draw:line>
            <draw:line draw:style-name="gr5" draw:text-style-name="P1" draw:layer="layout" svg:x1="18.288cm" svg:y1="15.439cm" svg:x2="18.565cm" svg:y2="15.439cm">
              <text:p/>
            </draw:line>
            <draw:line draw:style-name="gr5" draw:text-style-name="P1" draw:layer="layout" svg:x1="18.288cm" svg:y1="15.255cm" svg:x2="18.565cm" svg:y2="15.255cm">
              <text:p/>
            </draw:line>
            <draw:line draw:style-name="gr5" draw:text-style-name="P1" draw:layer="layout" svg:x1="18.288cm" svg:y1="15.07cm" svg:x2="18.565cm" svg:y2="15.07cm">
              <text:p/>
            </draw:line>
            <draw:line draw:style-name="gr5" draw:text-style-name="P1" draw:layer="layout" svg:x1="18.288cm" svg:y1="14.885cm" svg:x2="18.565cm" svg:y2="14.885cm">
              <text:p/>
            </draw:line>
            <draw:line draw:style-name="gr5" draw:text-style-name="P1" draw:layer="layout" svg:x1="18.288cm" svg:y1="14.7cm" svg:x2="18.565cm" svg:y2="14.7cm">
              <text:p/>
            </draw:line>
            <draw:line draw:style-name="gr5" draw:text-style-name="P1" draw:layer="layout" svg:x1="18.288cm" svg:y1="14.515cm" svg:x2="18.565cm" svg:y2="14.515cm">
              <text:p/>
            </draw:line>
            <draw:line draw:style-name="gr5" draw:text-style-name="P1" draw:layer="layout" svg:x1="18.288cm" svg:y1="14.33cm" svg:x2="18.565cm" svg:y2="14.33cm">
              <text:p/>
            </draw:line>
            <draw:line draw:style-name="gr5" draw:text-style-name="P1" draw:layer="layout" svg:x1="18.288cm" svg:y1="14.145cm" svg:x2="18.565cm" svg:y2="14.145cm">
              <text:p/>
            </draw:line>
            <draw:line draw:style-name="gr5" draw:text-style-name="P1" draw:layer="layout" svg:x1="18.288cm" svg:y1="13.961cm" svg:x2="18.565cm" svg:y2="13.961cm">
              <text:p/>
            </draw:line>
          </draw:g>
          <draw:g>
            <draw:rect draw:style-name="gr4" draw:text-style-name="P1" draw:layer="layout" svg:width="0.277cm" svg:height="2.218cm" svg:x="18.658cm" svg:y="13.591cm">
              <text:p/>
            </draw:rect>
            <draw:line draw:style-name="gr5" draw:text-style-name="P1" draw:layer="layout" svg:x1="18.658cm" svg:y1="13.776cm" svg:x2="18.935cm" svg:y2="13.776cm">
              <text:p/>
            </draw:line>
            <draw:line draw:style-name="gr5" draw:text-style-name="P1" draw:layer="layout" svg:x1="18.658cm" svg:y1="15.624cm" svg:x2="18.935cm" svg:y2="15.624cm">
              <text:p/>
            </draw:line>
            <draw:line draw:style-name="gr5" draw:text-style-name="P1" draw:layer="layout" svg:x1="18.658cm" svg:y1="15.439cm" svg:x2="18.935cm" svg:y2="15.439cm">
              <text:p/>
            </draw:line>
            <draw:line draw:style-name="gr5" draw:text-style-name="P1" draw:layer="layout" svg:x1="18.658cm" svg:y1="15.255cm" svg:x2="18.935cm" svg:y2="15.255cm">
              <text:p/>
            </draw:line>
            <draw:line draw:style-name="gr5" draw:text-style-name="P1" draw:layer="layout" svg:x1="18.658cm" svg:y1="15.07cm" svg:x2="18.935cm" svg:y2="15.07cm">
              <text:p/>
            </draw:line>
            <draw:line draw:style-name="gr5" draw:text-style-name="P1" draw:layer="layout" svg:x1="18.658cm" svg:y1="14.885cm" svg:x2="18.935cm" svg:y2="14.885cm">
              <text:p/>
            </draw:line>
            <draw:line draw:style-name="gr5" draw:text-style-name="P1" draw:layer="layout" svg:x1="18.658cm" svg:y1="14.7cm" svg:x2="18.935cm" svg:y2="14.7cm">
              <text:p/>
            </draw:line>
            <draw:line draw:style-name="gr5" draw:text-style-name="P1" draw:layer="layout" svg:x1="18.658cm" svg:y1="14.515cm" svg:x2="18.935cm" svg:y2="14.515cm">
              <text:p/>
            </draw:line>
            <draw:line draw:style-name="gr5" draw:text-style-name="P1" draw:layer="layout" svg:x1="18.658cm" svg:y1="14.33cm" svg:x2="18.935cm" svg:y2="14.33cm">
              <text:p/>
            </draw:line>
            <draw:line draw:style-name="gr5" draw:text-style-name="P1" draw:layer="layout" svg:x1="18.658cm" svg:y1="14.145cm" svg:x2="18.935cm" svg:y2="14.145cm">
              <text:p/>
            </draw:line>
            <draw:line draw:style-name="gr5" draw:text-style-name="P1" draw:layer="layout" svg:x1="18.658cm" svg:y1="13.961cm" svg:x2="18.935cm" svg:y2="13.961cm">
              <text:p/>
            </draw:line>
          </draw:g>
        </draw:g>
        <draw:frame draw:style-name="gr12" draw:text-style-name="P3" draw:layer="layout" svg:width="2.365cm" svg:height="1.199cm" draw:transform="rotate (1.5707963267946) translate (16.718cm 15.809cm)">
          <draw:text-box>
            <text:p><text:span text:style-name="T2">Outgoing</text:span></text:p>
            <text:p><text:span text:style-name="T2">Packages</text:span></text:p>
          </draw:text-box>
        </draw:frame>
        <draw:line draw:style-name="gr10" draw:text-style-name="P1" draw:layer="layout" svg:x1="20.877cm" svg:y1="25.422cm" svg:x2="20.877cm" svg:y2="25.052cm">
          <text:p/>
        </draw:line>
        <draw:line draw:style-name="gr10" draw:text-style-name="P1" draw:layer="layout" svg:x1="16.625cm" svg:y1="23.573cm" svg:x2="19.583cm" svg:y2="23.573cm">
          <text:p/>
        </draw:line>
        <draw:line draw:style-name="gr5" draw:text-style-name="P1" draw:layer="layout" svg:x1="16.625cm" svg:y1="23.572cm" svg:x2="16.625cm" svg:y2="22.186cm">
          <text:p/>
        </draw:line>
        <draw:line draw:style-name="gr10" draw:text-style-name="P1" draw:layer="layout" svg:x1="12.281cm" svg:y1="24.127cm" svg:x2="12.281cm" svg:y2="22.186cm">
          <text:p/>
        </draw:line>
        <draw:line draw:style-name="gr5" draw:text-style-name="P1" draw:layer="layout" svg:x1="19.583cm" svg:y1="24.127cm" svg:x2="12.281cm" svg:y2="24.127cm">
          <text:p/>
        </draw:line>
        <draw:line draw:style-name="gr10" draw:text-style-name="P1" draw:layer="layout" svg:x1="24.851cm" svg:y1="23.48cm" svg:x2="22.171cm" svg:y2="23.48cm">
          <text:p/>
        </draw:line>
        <draw:line draw:style-name="gr5" draw:text-style-name="P1" draw:layer="layout" svg:x1="24.851cm" svg:y1="23.48cm" svg:x2="24.851cm" svg:y2="22.186cm">
          <text:p/>
        </draw:line>
        <draw:line draw:style-name="gr5" draw:text-style-name="P1" draw:layer="layout" svg:x1="22.171cm" svg:y1="24.127cm" svg:x2="28.641cm" svg:y2="24.127cm">
          <text:p/>
        </draw:line>
        <draw:line draw:style-name="gr10" draw:text-style-name="P1" draw:layer="layout" svg:x1="28.64cm" svg:y1="24.219cm" svg:x2="28.64cm" svg:y2="22.186cm">
          <text:p/>
        </draw:line>
        <draw:line draw:style-name="gr10" draw:text-style-name="P1" draw:layer="layout" svg:x1="24.943cm" svg:y1="11.003cm" svg:x2="24.943cm" svg:y2="19.783cm">
          <text:p/>
        </draw:line>
        <draw:line draw:style-name="gr5" draw:text-style-name="P1" draw:layer="layout" svg:x1="24.943cm" svg:y1="11.003cm" svg:x2="22.078cm" svg:y2="11.003cm">
          <text:p/>
        </draw:line>
        <draw:line draw:style-name="gr10" draw:text-style-name="P1" draw:layer="layout" svg:x1="28.641cm" svg:y1="10.541cm" svg:x2="21.986cm" svg:y2="10.541cm">
          <text:p/>
        </draw:line>
        <draw:line draw:style-name="gr5" draw:text-style-name="P1" draw:layer="layout" svg:x1="28.64cm" svg:y1="19.783cm" svg:x2="28.64cm" svg:y2="10.541cm">
          <text:p/>
        </draw:line>
        <draw:line draw:style-name="gr10" draw:text-style-name="P1" draw:layer="layout" svg:x1="23.465cm" svg:y1="17.195cm" svg:x2="23.465cm" svg:y2="15.809cm">
          <text:p/>
        </draw:line>
        <draw:line draw:style-name="gr5" draw:text-style-name="P1" draw:layer="layout" svg:x1="23.464cm" svg:y1="17.195cm" svg:x2="22.078cm" svg:y2="17.195cm">
          <text:p/>
        </draw:line>
        <draw:line draw:style-name="gr10" draw:text-style-name="P1" draw:layer="layout" svg:x1="23.464cm" svg:y1="11.465cm" svg:x2="22.078cm" svg:y2="11.465cm">
          <text:p/>
        </draw:line>
        <draw:line draw:style-name="gr5" draw:text-style-name="P1" draw:layer="layout" svg:x1="23.465cm" svg:y1="13.406cm" svg:x2="23.465cm" svg:y2="11.465cm">
          <text:p/>
        </draw:line>
        <draw:line draw:style-name="gr10" draw:text-style-name="P1" draw:layer="layout" svg:x1="18.659cm" svg:y1="11.095cm" svg:x2="18.659cm" svg:y2="13.498cm">
          <text:p/>
        </draw:line>
        <draw:line draw:style-name="gr5" draw:text-style-name="P1" draw:layer="layout" svg:x1="18.659cm" svg:y1="11.095cm" svg:x2="19.583cm" svg:y2="11.095cm">
          <text:p/>
        </draw:line>
        <draw:line draw:style-name="gr10" draw:text-style-name="P1" draw:layer="layout" svg:x1="18.659cm" svg:y1="16.988cm" svg:x2="19.491cm" svg:y2="16.988cm">
          <text:p/>
        </draw:line>
        <draw:line draw:style-name="gr5" draw:text-style-name="P1" draw:layer="layout" svg:x1="18.7cm" svg:y1="17.014cm" svg:x2="18.659cm" svg:y2="15.902cm">
          <text:p/>
        </draw:line>
        <draw:line draw:style-name="gr10" draw:text-style-name="P1" draw:layer="layout" svg:x1="16.718cm" svg:y1="18.305cm" svg:x2="16.718cm" svg:y2="19.599cm">
          <text:p/>
        </draw:line>
        <draw:line draw:style-name="gr5" draw:text-style-name="P1" draw:layer="layout" svg:x1="16.718cm" svg:y1="18.305cm" svg:x2="19.768cm" svg:y2="18.305cm">
          <text:p/>
        </draw:line>
        <draw:line draw:style-name="gr10" draw:text-style-name="P1" draw:layer="layout" svg:x1="12.281cm" svg:y1="17.842cm" svg:x2="19.583cm" svg:y2="17.842cm">
          <text:p/>
        </draw:line>
        <draw:line draw:style-name="gr5" draw:text-style-name="P1" draw:layer="layout" svg:x1="12.281cm" svg:y1="19.783cm" svg:x2="12.281cm" svg:y2="17.75cm">
          <text:p/>
        </draw:line>
        <draw:g>
          <draw:ellipse draw:style-name="gr2" draw:text-style-name="P2" draw:layer="layout" svg:width="2.495cm" svg:height="2.587cm" svg:x="19.704cm" svg:y="4.227cm">
            <text:p text:style-name="P1"><text:span text:style-name="T1">Logger</text:span></text:p>
          </draw:ellipse>
          <draw:custom-shape draw:style-name="gr3" draw:text-style-name="P1" draw:layer="layout" svg:width="0.523cm" svg:height="0.522cm" draw:transform="skewX (0.00191986217719339) rotate (2.3561944901919) translate (20.721cm 4.596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g>
            <draw:rect draw:style-name="gr4" draw:text-style-name="P1" draw:layer="layout" svg:width="0.277cm" svg:height="2.219cm" svg:x="24.523cm" svg:y="7.003cm">
              <text:p/>
            </draw:rect>
            <draw:line draw:style-name="gr5" draw:text-style-name="P1" draw:layer="layout" svg:x1="24.523cm" svg:y1="7.188cm" svg:x2="24.8cm" svg:y2="7.188cm">
              <text:p/>
            </draw:line>
            <draw:line draw:style-name="gr5" draw:text-style-name="P1" draw:layer="layout" svg:x1="24.523cm" svg:y1="9.037cm" svg:x2="24.8cm" svg:y2="9.037cm">
              <text:p/>
            </draw:line>
            <draw:line draw:style-name="gr5" draw:text-style-name="P1" draw:layer="layout" svg:x1="24.523cm" svg:y1="8.852cm" svg:x2="24.8cm" svg:y2="8.852cm">
              <text:p/>
            </draw:line>
            <draw:line draw:style-name="gr5" draw:text-style-name="P1" draw:layer="layout" svg:x1="24.523cm" svg:y1="8.667cm" svg:x2="24.8cm" svg:y2="8.667cm">
              <text:p/>
            </draw:line>
            <draw:line draw:style-name="gr5" draw:text-style-name="P1" draw:layer="layout" svg:x1="24.523cm" svg:y1="8.482cm" svg:x2="24.8cm" svg:y2="8.482cm">
              <text:p/>
            </draw:line>
            <draw:line draw:style-name="gr5" draw:text-style-name="P1" draw:layer="layout" svg:x1="24.523cm" svg:y1="8.297cm" svg:x2="24.8cm" svg:y2="8.297cm">
              <text:p/>
            </draw:line>
            <draw:line draw:style-name="gr5" draw:text-style-name="P1" draw:layer="layout" svg:x1="24.523cm" svg:y1="8.113cm" svg:x2="24.8cm" svg:y2="8.113cm">
              <text:p/>
            </draw:line>
            <draw:line draw:style-name="gr5" draw:text-style-name="P1" draw:layer="layout" svg:x1="24.523cm" svg:y1="7.928cm" svg:x2="24.8cm" svg:y2="7.928cm">
              <text:p/>
            </draw:line>
            <draw:line draw:style-name="gr5" draw:text-style-name="P1" draw:layer="layout" svg:x1="24.523cm" svg:y1="7.743cm" svg:x2="24.8cm" svg:y2="7.743cm">
              <text:p/>
            </draw:line>
            <draw:line draw:style-name="gr5" draw:text-style-name="P1" draw:layer="layout" svg:x1="24.523cm" svg:y1="7.558cm" svg:x2="24.8cm" svg:y2="7.558cm">
              <text:p/>
            </draw:line>
            <draw:line draw:style-name="gr5" draw:text-style-name="P1" draw:layer="layout" svg:x1="24.523cm" svg:y1="7.373cm" svg:x2="24.8cm" svg:y2="7.373cm">
              <text:p/>
            </draw:line>
          </draw:g>
          <draw:g>
            <draw:rect draw:style-name="gr4" draw:text-style-name="P1" draw:layer="layout" svg:width="0.277cm" svg:height="2.219cm" svg:x="23.414cm" svg:y="7.003cm">
              <text:p/>
            </draw:rect>
            <draw:line draw:style-name="gr5" draw:text-style-name="P1" draw:layer="layout" svg:x1="23.414cm" svg:y1="7.188cm" svg:x2="23.691cm" svg:y2="7.188cm">
              <text:p/>
            </draw:line>
            <draw:line draw:style-name="gr5" draw:text-style-name="P1" draw:layer="layout" svg:x1="23.414cm" svg:y1="9.037cm" svg:x2="23.691cm" svg:y2="9.037cm">
              <text:p/>
            </draw:line>
            <draw:line draw:style-name="gr5" draw:text-style-name="P1" draw:layer="layout" svg:x1="23.414cm" svg:y1="8.852cm" svg:x2="23.691cm" svg:y2="8.852cm">
              <text:p/>
            </draw:line>
            <draw:line draw:style-name="gr5" draw:text-style-name="P1" draw:layer="layout" svg:x1="23.414cm" svg:y1="8.667cm" svg:x2="23.691cm" svg:y2="8.667cm">
              <text:p/>
            </draw:line>
            <draw:line draw:style-name="gr5" draw:text-style-name="P1" draw:layer="layout" svg:x1="23.414cm" svg:y1="8.482cm" svg:x2="23.691cm" svg:y2="8.482cm">
              <text:p/>
            </draw:line>
            <draw:line draw:style-name="gr5" draw:text-style-name="P1" draw:layer="layout" svg:x1="23.414cm" svg:y1="8.297cm" svg:x2="23.691cm" svg:y2="8.297cm">
              <text:p/>
            </draw:line>
            <draw:line draw:style-name="gr5" draw:text-style-name="P1" draw:layer="layout" svg:x1="23.414cm" svg:y1="8.113cm" svg:x2="23.691cm" svg:y2="8.113cm">
              <text:p/>
            </draw:line>
            <draw:line draw:style-name="gr5" draw:text-style-name="P1" draw:layer="layout" svg:x1="23.414cm" svg:y1="7.928cm" svg:x2="23.691cm" svg:y2="7.928cm">
              <text:p/>
            </draw:line>
            <draw:line draw:style-name="gr5" draw:text-style-name="P1" draw:layer="layout" svg:x1="23.414cm" svg:y1="7.743cm" svg:x2="23.691cm" svg:y2="7.743cm">
              <text:p/>
            </draw:line>
            <draw:line draw:style-name="gr5" draw:text-style-name="P1" draw:layer="layout" svg:x1="23.414cm" svg:y1="7.558cm" svg:x2="23.691cm" svg:y2="7.558cm">
              <text:p/>
            </draw:line>
            <draw:line draw:style-name="gr5" draw:text-style-name="P1" draw:layer="layout" svg:x1="23.414cm" svg:y1="7.373cm" svg:x2="23.691cm" svg:y2="7.373cm">
              <text:p/>
            </draw:line>
          </draw:g>
          <draw:g>
            <draw:rect draw:style-name="gr4" draw:text-style-name="P1" draw:layer="layout" svg:width="0.278cm" svg:height="2.219cm" svg:x="23.783cm" svg:y="7.003cm">
              <text:p/>
            </draw:rect>
            <draw:line draw:style-name="gr5" draw:text-style-name="P1" draw:layer="layout" svg:x1="23.783cm" svg:y1="7.188cm" svg:x2="24.06cm" svg:y2="7.188cm">
              <text:p/>
            </draw:line>
            <draw:line draw:style-name="gr5" draw:text-style-name="P1" draw:layer="layout" svg:x1="23.783cm" svg:y1="9.037cm" svg:x2="24.06cm" svg:y2="9.037cm">
              <text:p/>
            </draw:line>
            <draw:line draw:style-name="gr5" draw:text-style-name="P1" draw:layer="layout" svg:x1="23.783cm" svg:y1="8.852cm" svg:x2="24.06cm" svg:y2="8.852cm">
              <text:p/>
            </draw:line>
            <draw:line draw:style-name="gr5" draw:text-style-name="P1" draw:layer="layout" svg:x1="23.783cm" svg:y1="8.667cm" svg:x2="24.06cm" svg:y2="8.667cm">
              <text:p/>
            </draw:line>
            <draw:line draw:style-name="gr5" draw:text-style-name="P1" draw:layer="layout" svg:x1="23.783cm" svg:y1="8.482cm" svg:x2="24.06cm" svg:y2="8.482cm">
              <text:p/>
            </draw:line>
            <draw:line draw:style-name="gr5" draw:text-style-name="P1" draw:layer="layout" svg:x1="23.783cm" svg:y1="8.297cm" svg:x2="24.06cm" svg:y2="8.297cm">
              <text:p/>
            </draw:line>
            <draw:line draw:style-name="gr5" draw:text-style-name="P1" draw:layer="layout" svg:x1="23.783cm" svg:y1="8.113cm" svg:x2="24.06cm" svg:y2="8.113cm">
              <text:p/>
            </draw:line>
            <draw:line draw:style-name="gr5" draw:text-style-name="P1" draw:layer="layout" svg:x1="23.783cm" svg:y1="7.928cm" svg:x2="24.06cm" svg:y2="7.928cm">
              <text:p/>
            </draw:line>
            <draw:line draw:style-name="gr5" draw:text-style-name="P1" draw:layer="layout" svg:x1="23.783cm" svg:y1="7.743cm" svg:x2="24.06cm" svg:y2="7.743cm">
              <text:p/>
            </draw:line>
            <draw:line draw:style-name="gr5" draw:text-style-name="P1" draw:layer="layout" svg:x1="23.783cm" svg:y1="7.558cm" svg:x2="24.06cm" svg:y2="7.558cm">
              <text:p/>
            </draw:line>
            <draw:line draw:style-name="gr5" draw:text-style-name="P1" draw:layer="layout" svg:x1="23.783cm" svg:y1="7.373cm" svg:x2="24.06cm" svg:y2="7.373cm">
              <text:p/>
            </draw:line>
          </draw:g>
          <draw:g>
            <draw:rect draw:style-name="gr4" draw:text-style-name="P1" draw:layer="layout" svg:width="0.277cm" svg:height="2.219cm" svg:x="24.153cm" svg:y="7.003cm">
              <text:p/>
            </draw:rect>
            <draw:line draw:style-name="gr5" draw:text-style-name="P1" draw:layer="layout" svg:x1="24.153cm" svg:y1="7.188cm" svg:x2="24.43cm" svg:y2="7.188cm">
              <text:p/>
            </draw:line>
            <draw:line draw:style-name="gr5" draw:text-style-name="P1" draw:layer="layout" svg:x1="24.153cm" svg:y1="9.037cm" svg:x2="24.43cm" svg:y2="9.037cm">
              <text:p/>
            </draw:line>
            <draw:line draw:style-name="gr5" draw:text-style-name="P1" draw:layer="layout" svg:x1="24.153cm" svg:y1="8.852cm" svg:x2="24.43cm" svg:y2="8.852cm">
              <text:p/>
            </draw:line>
            <draw:line draw:style-name="gr5" draw:text-style-name="P1" draw:layer="layout" svg:x1="24.153cm" svg:y1="8.667cm" svg:x2="24.43cm" svg:y2="8.667cm">
              <text:p/>
            </draw:line>
            <draw:line draw:style-name="gr5" draw:text-style-name="P1" draw:layer="layout" svg:x1="24.153cm" svg:y1="8.482cm" svg:x2="24.43cm" svg:y2="8.482cm">
              <text:p/>
            </draw:line>
            <draw:line draw:style-name="gr5" draw:text-style-name="P1" draw:layer="layout" svg:x1="24.153cm" svg:y1="8.297cm" svg:x2="24.43cm" svg:y2="8.297cm">
              <text:p/>
            </draw:line>
            <draw:line draw:style-name="gr5" draw:text-style-name="P1" draw:layer="layout" svg:x1="24.153cm" svg:y1="8.113cm" svg:x2="24.43cm" svg:y2="8.113cm">
              <text:p/>
            </draw:line>
            <draw:line draw:style-name="gr5" draw:text-style-name="P1" draw:layer="layout" svg:x1="24.153cm" svg:y1="7.928cm" svg:x2="24.43cm" svg:y2="7.928cm">
              <text:p/>
            </draw:line>
            <draw:line draw:style-name="gr5" draw:text-style-name="P1" draw:layer="layout" svg:x1="24.153cm" svg:y1="7.743cm" svg:x2="24.43cm" svg:y2="7.743cm">
              <text:p/>
            </draw:line>
            <draw:line draw:style-name="gr5" draw:text-style-name="P1" draw:layer="layout" svg:x1="24.153cm" svg:y1="7.558cm" svg:x2="24.43cm" svg:y2="7.558cm">
              <text:p/>
            </draw:line>
            <draw:line draw:style-name="gr5" draw:text-style-name="P1" draw:layer="layout" svg:x1="24.153cm" svg:y1="7.373cm" svg:x2="24.43cm" svg:y2="7.373cm">
              <text:p/>
            </draw:line>
          </draw:g>
        </draw:g>
        <draw:g>
          <draw:g>
            <draw:rect draw:style-name="gr4" draw:text-style-name="P1" draw:layer="layout" svg:width="0.278cm" svg:height="2.218cm" svg:x="18.923cm" svg:y="6.896cm">
              <text:p/>
            </draw:rect>
            <draw:line draw:style-name="gr5" draw:text-style-name="P1" draw:layer="layout" svg:x1="18.923cm" svg:y1="7.081cm" svg:x2="19.2cm" svg:y2="7.081cm">
              <text:p/>
            </draw:line>
            <draw:line draw:style-name="gr5" draw:text-style-name="P1" draw:layer="layout" svg:x1="18.923cm" svg:y1="8.929cm" svg:x2="19.2cm" svg:y2="8.929cm">
              <text:p/>
            </draw:line>
            <draw:line draw:style-name="gr5" draw:text-style-name="P1" draw:layer="layout" svg:x1="18.923cm" svg:y1="8.744cm" svg:x2="19.2cm" svg:y2="8.744cm">
              <text:p/>
            </draw:line>
            <draw:line draw:style-name="gr5" draw:text-style-name="P1" draw:layer="layout" svg:x1="18.923cm" svg:y1="8.56cm" svg:x2="19.2cm" svg:y2="8.56cm">
              <text:p/>
            </draw:line>
            <draw:line draw:style-name="gr5" draw:text-style-name="P1" draw:layer="layout" svg:x1="18.923cm" svg:y1="8.375cm" svg:x2="19.2cm" svg:y2="8.375cm">
              <text:p/>
            </draw:line>
            <draw:line draw:style-name="gr5" draw:text-style-name="P1" draw:layer="layout" svg:x1="18.923cm" svg:y1="8.19cm" svg:x2="19.2cm" svg:y2="8.19cm">
              <text:p/>
            </draw:line>
            <draw:line draw:style-name="gr5" draw:text-style-name="P1" draw:layer="layout" svg:x1="18.923cm" svg:y1="8.005cm" svg:x2="19.2cm" svg:y2="8.005cm">
              <text:p/>
            </draw:line>
            <draw:line draw:style-name="gr5" draw:text-style-name="P1" draw:layer="layout" svg:x1="18.923cm" svg:y1="7.82cm" svg:x2="19.2cm" svg:y2="7.82cm">
              <text:p/>
            </draw:line>
            <draw:line draw:style-name="gr5" draw:text-style-name="P1" draw:layer="layout" svg:x1="18.923cm" svg:y1="7.635cm" svg:x2="19.2cm" svg:y2="7.635cm">
              <text:p/>
            </draw:line>
            <draw:line draw:style-name="gr5" draw:text-style-name="P1" draw:layer="layout" svg:x1="18.923cm" svg:y1="7.45cm" svg:x2="19.2cm" svg:y2="7.45cm">
              <text:p/>
            </draw:line>
            <draw:line draw:style-name="gr5" draw:text-style-name="P1" draw:layer="layout" svg:x1="18.923cm" svg:y1="7.266cm" svg:x2="19.2cm" svg:y2="7.266cm">
              <text:p/>
            </draw:line>
          </draw:g>
          <draw:g>
            <draw:rect draw:style-name="gr4" draw:text-style-name="P1" draw:layer="layout" svg:width="0.278cm" svg:height="2.218cm" svg:x="17.814cm" svg:y="6.896cm">
              <text:p/>
            </draw:rect>
            <draw:line draw:style-name="gr5" draw:text-style-name="P1" draw:layer="layout" svg:x1="17.814cm" svg:y1="7.081cm" svg:x2="18.091cm" svg:y2="7.081cm">
              <text:p/>
            </draw:line>
            <draw:line draw:style-name="gr5" draw:text-style-name="P1" draw:layer="layout" svg:x1="17.814cm" svg:y1="8.929cm" svg:x2="18.091cm" svg:y2="8.929cm">
              <text:p/>
            </draw:line>
            <draw:line draw:style-name="gr5" draw:text-style-name="P1" draw:layer="layout" svg:x1="17.814cm" svg:y1="8.744cm" svg:x2="18.091cm" svg:y2="8.744cm">
              <text:p/>
            </draw:line>
            <draw:line draw:style-name="gr5" draw:text-style-name="P1" draw:layer="layout" svg:x1="17.814cm" svg:y1="8.56cm" svg:x2="18.091cm" svg:y2="8.56cm">
              <text:p/>
            </draw:line>
            <draw:line draw:style-name="gr5" draw:text-style-name="P1" draw:layer="layout" svg:x1="17.814cm" svg:y1="8.375cm" svg:x2="18.091cm" svg:y2="8.375cm">
              <text:p/>
            </draw:line>
            <draw:line draw:style-name="gr5" draw:text-style-name="P1" draw:layer="layout" svg:x1="17.814cm" svg:y1="8.19cm" svg:x2="18.091cm" svg:y2="8.19cm">
              <text:p/>
            </draw:line>
            <draw:line draw:style-name="gr5" draw:text-style-name="P1" draw:layer="layout" svg:x1="17.814cm" svg:y1="8.005cm" svg:x2="18.091cm" svg:y2="8.005cm">
              <text:p/>
            </draw:line>
            <draw:line draw:style-name="gr5" draw:text-style-name="P1" draw:layer="layout" svg:x1="17.814cm" svg:y1="7.82cm" svg:x2="18.091cm" svg:y2="7.82cm">
              <text:p/>
            </draw:line>
            <draw:line draw:style-name="gr5" draw:text-style-name="P1" draw:layer="layout" svg:x1="17.814cm" svg:y1="7.635cm" svg:x2="18.091cm" svg:y2="7.635cm">
              <text:p/>
            </draw:line>
            <draw:line draw:style-name="gr5" draw:text-style-name="P1" draw:layer="layout" svg:x1="17.814cm" svg:y1="7.45cm" svg:x2="18.091cm" svg:y2="7.45cm">
              <text:p/>
            </draw:line>
            <draw:line draw:style-name="gr5" draw:text-style-name="P1" draw:layer="layout" svg:x1="17.814cm" svg:y1="7.266cm" svg:x2="18.091cm" svg:y2="7.266cm">
              <text:p/>
            </draw:line>
          </draw:g>
          <draw:g>
            <draw:rect draw:style-name="gr4" draw:text-style-name="P1" draw:layer="layout" svg:width="0.277cm" svg:height="2.218cm" svg:x="18.184cm" svg:y="6.896cm">
              <text:p/>
            </draw:rect>
            <draw:line draw:style-name="gr5" draw:text-style-name="P1" draw:layer="layout" svg:x1="18.184cm" svg:y1="7.081cm" svg:x2="18.461cm" svg:y2="7.081cm">
              <text:p/>
            </draw:line>
            <draw:line draw:style-name="gr5" draw:text-style-name="P1" draw:layer="layout" svg:x1="18.184cm" svg:y1="8.929cm" svg:x2="18.461cm" svg:y2="8.929cm">
              <text:p/>
            </draw:line>
            <draw:line draw:style-name="gr5" draw:text-style-name="P1" draw:layer="layout" svg:x1="18.184cm" svg:y1="8.744cm" svg:x2="18.461cm" svg:y2="8.744cm">
              <text:p/>
            </draw:line>
            <draw:line draw:style-name="gr5" draw:text-style-name="P1" draw:layer="layout" svg:x1="18.184cm" svg:y1="8.56cm" svg:x2="18.461cm" svg:y2="8.56cm">
              <text:p/>
            </draw:line>
            <draw:line draw:style-name="gr5" draw:text-style-name="P1" draw:layer="layout" svg:x1="18.184cm" svg:y1="8.375cm" svg:x2="18.461cm" svg:y2="8.375cm">
              <text:p/>
            </draw:line>
            <draw:line draw:style-name="gr5" draw:text-style-name="P1" draw:layer="layout" svg:x1="18.184cm" svg:y1="8.19cm" svg:x2="18.461cm" svg:y2="8.19cm">
              <text:p/>
            </draw:line>
            <draw:line draw:style-name="gr5" draw:text-style-name="P1" draw:layer="layout" svg:x1="18.184cm" svg:y1="8.005cm" svg:x2="18.461cm" svg:y2="8.005cm">
              <text:p/>
            </draw:line>
            <draw:line draw:style-name="gr5" draw:text-style-name="P1" draw:layer="layout" svg:x1="18.184cm" svg:y1="7.82cm" svg:x2="18.461cm" svg:y2="7.82cm">
              <text:p/>
            </draw:line>
            <draw:line draw:style-name="gr5" draw:text-style-name="P1" draw:layer="layout" svg:x1="18.184cm" svg:y1="7.635cm" svg:x2="18.461cm" svg:y2="7.635cm">
              <text:p/>
            </draw:line>
            <draw:line draw:style-name="gr5" draw:text-style-name="P1" draw:layer="layout" svg:x1="18.184cm" svg:y1="7.45cm" svg:x2="18.461cm" svg:y2="7.45cm">
              <text:p/>
            </draw:line>
            <draw:line draw:style-name="gr5" draw:text-style-name="P1" draw:layer="layout" svg:x1="18.184cm" svg:y1="7.266cm" svg:x2="18.461cm" svg:y2="7.266cm">
              <text:p/>
            </draw:line>
          </draw:g>
          <draw:g>
            <draw:rect draw:style-name="gr4" draw:text-style-name="P1" draw:layer="layout" svg:width="0.277cm" svg:height="2.218cm" svg:x="18.554cm" svg:y="6.896cm">
              <text:p/>
            </draw:rect>
            <draw:line draw:style-name="gr5" draw:text-style-name="P1" draw:layer="layout" svg:x1="18.554cm" svg:y1="7.081cm" svg:x2="18.831cm" svg:y2="7.081cm">
              <text:p/>
            </draw:line>
            <draw:line draw:style-name="gr5" draw:text-style-name="P1" draw:layer="layout" svg:x1="18.554cm" svg:y1="8.929cm" svg:x2="18.831cm" svg:y2="8.929cm">
              <text:p/>
            </draw:line>
            <draw:line draw:style-name="gr5" draw:text-style-name="P1" draw:layer="layout" svg:x1="18.554cm" svg:y1="8.744cm" svg:x2="18.831cm" svg:y2="8.744cm">
              <text:p/>
            </draw:line>
            <draw:line draw:style-name="gr5" draw:text-style-name="P1" draw:layer="layout" svg:x1="18.554cm" svg:y1="8.56cm" svg:x2="18.831cm" svg:y2="8.56cm">
              <text:p/>
            </draw:line>
            <draw:line draw:style-name="gr5" draw:text-style-name="P1" draw:layer="layout" svg:x1="18.554cm" svg:y1="8.375cm" svg:x2="18.831cm" svg:y2="8.375cm">
              <text:p/>
            </draw:line>
            <draw:line draw:style-name="gr5" draw:text-style-name="P1" draw:layer="layout" svg:x1="18.554cm" svg:y1="8.19cm" svg:x2="18.831cm" svg:y2="8.19cm">
              <text:p/>
            </draw:line>
            <draw:line draw:style-name="gr5" draw:text-style-name="P1" draw:layer="layout" svg:x1="18.554cm" svg:y1="8.005cm" svg:x2="18.831cm" svg:y2="8.005cm">
              <text:p/>
            </draw:line>
            <draw:line draw:style-name="gr5" draw:text-style-name="P1" draw:layer="layout" svg:x1="18.554cm" svg:y1="7.82cm" svg:x2="18.831cm" svg:y2="7.82cm">
              <text:p/>
            </draw:line>
            <draw:line draw:style-name="gr5" draw:text-style-name="P1" draw:layer="layout" svg:x1="18.554cm" svg:y1="7.635cm" svg:x2="18.831cm" svg:y2="7.635cm">
              <text:p/>
            </draw:line>
            <draw:line draw:style-name="gr5" draw:text-style-name="P1" draw:layer="layout" svg:x1="18.554cm" svg:y1="7.45cm" svg:x2="18.831cm" svg:y2="7.45cm">
              <text:p/>
            </draw:line>
            <draw:line draw:style-name="gr5" draw:text-style-name="P1" draw:layer="layout" svg:x1="18.554cm" svg:y1="7.266cm" svg:x2="18.831cm" svg:y2="7.266cm">
              <text:p/>
            </draw:line>
          </draw:g>
        </draw:g>
        <draw:frame draw:style-name="gr12" draw:text-style-name="P3" draw:layer="layout" svg:width="2.365cm" svg:height="1.199cm" draw:transform="rotate (1.5707963267946) translate (16.614cm 9.114cm)">
          <draw:text-box>
            <text:p><text:span text:style-name="T2">Outgoing</text:span></text:p>
            <text:p><text:span text:style-name="T2">Packages</text:span></text:p>
          </draw:text-box>
        </draw:frame>
        <draw:frame draw:style-name="gr9" draw:text-style-name="P3" draw:layer="layout" svg:width="2.773cm" svg:height="1.199cm" draw:transform="rotate (1.5707963267946) translate (22.001cm 9.414cm)">
          <draw:text-box>
            <text:p><text:span text:style-name="T2">Incoming</text:span></text:p>
            <text:p><text:span text:style-name="T2">Packages</text:span></text:p>
          </draw:text-box>
        </draw:frame>
        <draw:line draw:style-name="gr10" draw:text-style-name="P1" draw:layer="layout" svg:x1="18.7cm" svg:y1="11.114cm" svg:x2="18.7cm" svg:y2="9.314cm">
          <text:p/>
        </draw:line>
        <draw:line draw:style-name="gr5" draw:text-style-name="P1" draw:layer="layout" svg:x1="23.5cm" svg:y1="17.214cm" svg:x2="24.5cm" svg:y2="17.214cm">
          <text:p/>
        </draw:line>
        <draw:line draw:style-name="gr10" draw:text-style-name="P1" draw:layer="layout" svg:x1="24.5cm" svg:y1="17.214cm" svg:x2="24.5cm" svg:y2="9.414cm">
          <text:p/>
        </draw:line>
        <draw:line draw:style-name="gr5" draw:text-style-name="P1" draw:layer="layout" svg:x1="18.5cm" svg:y1="6.714cm" svg:x2="18.5cm" svg:y2="5.414cm">
          <text:p/>
        </draw:line>
        <draw:line draw:style-name="gr5" draw:text-style-name="P1" draw:layer="layout" svg:x1="24.2cm" svg:y1="6.814cm" svg:x2="24.2cm" svg:y2="5.514cm">
          <text:p/>
        </draw:line>
        <draw:line draw:style-name="gr10" draw:text-style-name="P1" draw:layer="layout" svg:x1="24.2cm" svg:y1="5.514cm" svg:x2="22.3cm" svg:y2="5.514cm">
          <text:p/>
        </draw:line>
        <draw:line draw:style-name="gr10" draw:text-style-name="P1" draw:layer="layout" svg:x1="18.5cm" svg:y1="5.414cm" svg:x2="19.6cm" svg:y2="5.414cm">
          <text:p/>
        </draw:line>
        <draw:g>
          <draw:ellipse draw:style-name="gr2" draw:text-style-name="P2" draw:layer="layout" svg:width="2.495cm" svg:height="2.587cm" svg:x="6.1cm" svg:y="10.183cm">
            <text:p text:style-name="P1"><text:span text:style-name="T1">Shell</text:span></text:p>
          </draw:ellipse>
          <draw:custom-shape draw:style-name="gr3" draw:text-style-name="P1" draw:layer="layout" svg:width="0.523cm" svg:height="0.522cm" draw:transform="skewX (0.00191986217719339) rotate (2.3561944901919) translate (7.117cm 10.552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rect draw:style-name="gr4" draw:text-style-name="P1" draw:layer="layout" svg:width="0.277cm" svg:height="2.219cm" draw:transform="rotate (1.5707963267946) translate (8.981cm 11.514cm)">
            <text:p/>
          </draw:rect>
          <draw:line draw:style-name="gr5" draw:text-style-name="P1" draw:layer="layout" svg:x1="9.166cm" svg:y1="11.237cm" svg:x2="9.166cm" svg:y2="11.514cm">
            <text:p/>
          </draw:line>
          <draw:line draw:style-name="gr5" draw:text-style-name="P1" draw:layer="layout" svg:x1="11.015cm" svg:y1="11.237cm" svg:x2="11.015cm" svg:y2="11.514cm">
            <text:p/>
          </draw:line>
          <draw:line draw:style-name="gr5" draw:text-style-name="P1" draw:layer="layout" svg:x1="10.83cm" svg:y1="11.237cm" svg:x2="10.83cm" svg:y2="11.514cm">
            <text:p/>
          </draw:line>
          <draw:line draw:style-name="gr5" draw:text-style-name="P1" draw:layer="layout" svg:x1="10.645cm" svg:y1="11.237cm" svg:x2="10.645cm" svg:y2="11.514cm">
            <text:p/>
          </draw:line>
          <draw:line draw:style-name="gr5" draw:text-style-name="P1" draw:layer="layout" svg:x1="10.46cm" svg:y1="11.237cm" svg:x2="10.46cm" svg:y2="11.514cm">
            <text:p/>
          </draw:line>
          <draw:line draw:style-name="gr5" draw:text-style-name="P1" draw:layer="layout" svg:x1="10.275cm" svg:y1="11.237cm" svg:x2="10.275cm" svg:y2="11.514cm">
            <text:p/>
          </draw:line>
          <draw:line draw:style-name="gr5" draw:text-style-name="P1" draw:layer="layout" svg:x1="10.091cm" svg:y1="11.237cm" svg:x2="10.091cm" svg:y2="11.514cm">
            <text:p/>
          </draw:line>
          <draw:line draw:style-name="gr5" draw:text-style-name="P1" draw:layer="layout" svg:x1="9.906cm" svg:y1="11.237cm" svg:x2="9.906cm" svg:y2="11.514cm">
            <text:p/>
          </draw:line>
          <draw:line draw:style-name="gr5" draw:text-style-name="P1" draw:layer="layout" svg:x1="9.721cm" svg:y1="11.237cm" svg:x2="9.721cm" svg:y2="11.514cm">
            <text:p/>
          </draw:line>
          <draw:line draw:style-name="gr5" draw:text-style-name="P1" draw:layer="layout" svg:x1="9.536cm" svg:y1="11.237cm" svg:x2="9.536cm" svg:y2="11.514cm">
            <text:p/>
          </draw:line>
          <draw:line draw:style-name="gr5" draw:text-style-name="P1" draw:layer="layout" svg:x1="9.351cm" svg:y1="11.237cm" svg:x2="9.351cm" svg:y2="11.514cm">
            <text:p/>
          </draw:line>
        </draw:g>
        <draw:line draw:style-name="gr10" draw:text-style-name="P1" draw:layer="layout" svg:x1="19.4cm" svg:y1="11.514cm" svg:x2="11.5cm" svg:y2="11.514cm">
          <text:p/>
        </draw:line>
        <draw:line draw:style-name="gr5" draw:text-style-name="P1" draw:layer="layout" svg:x1="19.5cm" svg:y1="5.114cm" svg:x2="11.3cm" svg:y2="5.114cm">
          <text:p/>
        </draw:line>
        <draw:line draw:style-name="gr10" draw:text-style-name="P1" draw:layer="layout" svg:x1="11.3cm" svg:y1="5.114cm" svg:x2="11.3cm" svg:y2="10.914cm">
          <text:p/>
        </draw:line>
        <draw:line draw:style-name="gr5" draw:text-style-name="P1" draw:layer="layout" svg:x1="19.4cm" svg:y1="17.314cm" svg:x2="11.3cm" svg:y2="17.314cm">
          <text:p/>
        </draw:line>
        <draw:line draw:style-name="gr10" draw:text-style-name="P1" draw:layer="layout" svg:x1="11.3cm" svg:y1="17.214cm" svg:x2="11.3cm" svg:y2="11.914cm">
          <text:p/>
        </draw:line>
        <draw:line draw:style-name="gr5" draw:text-style-name="P1" draw:layer="layout" svg:x1="19.6cm" svg:y1="24.714cm" svg:x2="10.4cm" svg:y2="24.714cm">
          <text:p/>
        </draw:line>
        <draw:line draw:style-name="gr10" draw:text-style-name="P1" draw:layer="layout" svg:x1="10.5cm" svg:y1="24.714cm" svg:x2="10.5cm" svg:y2="11.914cm">
          <text:p/>
        </draw:line>
        <draw:g>
          <draw:ellipse draw:style-name="gr2" draw:text-style-name="P2" draw:layer="layout" svg:width="2.495cm" svg:height="2.587cm" svg:x="33.205cm" svg:y="9.783cm">
            <text:p text:style-name="P1"><text:span text:style-name="T1">Blinky</text:span></text:p>
          </draw:ellipse>
          <draw:custom-shape draw:style-name="gr3" draw:text-style-name="P1" draw:layer="layout" svg:width="0.523cm" svg:height="0.522cm" draw:transform="skewX (0.00191986217719339) rotate (2.3561944901919) translate (34.222cm 10.152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ellipse draw:style-name="gr2" draw:text-style-name="P2" draw:layer="layout" svg:width="2.495cm" svg:height="2.587cm" svg:x="6.2cm" svg:y="4.527cm">
            <text:p text:style-name="P1"><text:span text:style-name="T1">Throughput</text:span></text:p>
            <text:p text:style-name="P1"><text:span text:style-name="T1">Printout</text:span></text:p>
          </draw:ellipse>
          <draw:custom-shape draw:style-name="gr3" draw:text-style-name="P1" draw:layer="layout" svg:width="0.523cm" svg:height="0.522cm" draw:transform="skewX (0.00191986217719339) rotate (2.3561944901919) translate (7.217cm 4.896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line draw:style-name="gr5" draw:text-style-name="P1" draw:layer="layout" svg:x1="8.7cm" svg:y1="6.014cm" svg:x2="10.6cm" svg:y2="6.014cm">
            <text:p/>
          </draw:line>
          <draw:line draw:style-name="gr10" draw:text-style-name="P1" draw:layer="layout" svg:x1="10.6cm" svg:y1="6.014cm" svg:x2="10.5cm" svg:y2="10.91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14cm" fo:margin-bottom="0.375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ie Schmidiger</meta:initial-creator>
    <meta:creation-date>2017-11-04T17:04:31.53</meta:creation-date>
    <dc:date>2018-03-11T13:23:24.52</dc:date>
    <dc:creator>Stefanie Schmidiger</dc:creator>
    <meta:editing-duration>PT1H7M26S</meta:editing-duration>
    <meta:editing-cycles>12</meta:editing-cycles>
    <meta:generator>OpenOffice/4.1.3$Win32 OpenOffice.org_project/413m1$Build-9783</meta:generator>
    <meta:document-statistic meta:object-count="509"/>
  </office:meta>
</office:document-meta>
</file>